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2.925cm" fo:min-width="21.725cm"/>
    </style:style>
    <style:style style:name="gr4" style:family="graphic" style:parent-style-name="standard">
      <style:graphic-properties draw:stroke="none" draw:fill-color="#e6e6e6"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1.332cm" fo:min-width="0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fill-color="#ff9696" draw:textarea-horizontal-align="justify" draw:textarea-vertical-align="middle" draw:auto-grow-height="false"/>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stroke="dash" draw:stroke-dash="Ultrafine_20_Dashed" svg:stroke-width="0.051cm" svg:stroke-color="#808080" draw:marker-start-width="0.381cm" draw:marker-end="Arrow" draw:marker-end-width="0.381cm" draw:textarea-horizontal-align="center" draw:textarea-vertical-align="middle" fo:padding-top="0.15cm" fo:padding-bottom="0.15cm" fo:padding-left="0.275cm" fo:padding-right="0.275cm"/>
    </style:style>
    <style:style style:name="gr11" style:family="graphic" style:parent-style-name="standard">
      <style:graphic-properties draw:fill-color="#99ccff"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fill-color="#ff0000" draw:textarea-vertical-align="middle" draw:auto-grow-height="false" fo:min-height="0.749cm" fo:min-width="0.499cm"/>
    </style:style>
    <style:style style:name="gr14" style:family="graphic" style:parent-style-name="standard">
      <style:graphic-properties draw:stroke="none" draw:fill-color="#cccccc" draw:textarea-horizontal-align="justify" draw:textarea-vertical-align="middle" draw:auto-grow-height="false"/>
    </style:style>
    <style:style style:name="gr15" style:family="graphic" style:parent-style-name="standard">
      <style:graphic-properties draw:fill-color="#94bd5e" draw:textarea-horizontal-align="justify" draw:textarea-vertical-align="middle" draw:auto-grow-height="false"/>
    </style:style>
    <style:style style:name="gr16" style:family="graphic" style:parent-style-name="standard">
      <style:graphic-properties draw:stroke="none" draw:fill-color="#cccccc" draw:textarea-vertical-align="middle" draw:auto-grow-height="false" fo:min-height="0.749cm" fo:min-width="0.499cm"/>
    </style:style>
    <style:style style:name="gr17" style:family="graphic" style:parent-style-name="standard">
      <style:graphic-properties draw:stroke="none" svg:stroke-color="#000000" draw:fill="none" draw:fill-color="#ffffff" draw:textarea-horizontal-align="left" draw:auto-grow-height="true" draw:auto-grow-width="false" fo:min-height="0.553cm" fo:min-width="2.04cm"/>
    </style:style>
    <style:style style:name="gr18" style:family="graphic" style:parent-style-name="standard">
      <style:graphic-properties draw:stroke="none" draw:fill-color="#cccccc" draw:textarea-horizontal-align="justify" draw:textarea-vertical-align="middle" draw:auto-grow-height="false"/>
    </style:style>
    <style:style style:name="gr19" style:family="graphic" style:parent-style-name="standard">
      <style:graphic-properties draw:stroke="dash" draw:stroke-dash="Fine_20_Dashed" svg:stroke-width="0.051cm" svg:stroke-color="#808080" draw:marker-start-width="0.381cm" draw:marker-end="Arrow" draw:marker-end-width="0.381cm" draw:textarea-horizontal-align="center" draw:textarea-vertical-align="middle" fo:padding-top="0.15cm" fo:padding-bottom="0.15cm" fo:padding-left="0.275cm" fo:padding-right="0.275cm"/>
    </style:style>
    <style:style style:name="gr20" style:family="graphic" style:parent-style-name="standard">
      <style:graphic-properties draw:stroke="none" draw:fill="none" fo:min-height="1.428cm"/>
    </style:style>
    <style:style style:name="gr21" style:family="graphic" style:parent-style-name="objectwithoutfill">
      <style:graphic-properties svg:stroke-width="0.102cm" svg:stroke-color="#ff0000" draw:marker-start-width="0.457cm" draw:marker-end-width="0.457cm" draw:fill="none" draw:textarea-horizontal-align="center" draw:textarea-vertical-align="middle" fo:padding-top="0.176cm" fo:padding-bottom="0.176cm" fo:padding-left="0.301cm" fo:padding-right="0.301cm"/>
    </style:style>
    <style:style style:name="gr22" style:family="graphic" style:parent-style-name="standard">
      <style:graphic-properties draw:fill="none" draw:textarea-vertical-align="middle" draw:auto-grow-height="false" fo:min-height="0.749cm" fo:min-width="0.499cm"/>
    </style:style>
    <style:style style:name="gr23" style:family="graphic" style:parent-style-name="standard">
      <style:graphic-properties draw:stroke="none" svg:stroke-color="#000000" draw:fill="none" draw:fill-color="#ffffff" draw:textarea-horizontal-align="left" draw:auto-grow-height="true" draw:auto-grow-width="false" fo:min-height="1.85cm" fo:min-width="18.614cm"/>
    </style:style>
    <style:style style:name="gr24" style:family="graphic" style:parent-style-name="standard">
      <style:graphic-properties draw:stroke="none" svg:stroke-color="#000000" draw:fill="none" draw:fill-color="#ffffff" draw:textarea-horizontal-align="left" draw:auto-grow-height="true" draw:auto-grow-width="false" fo:min-height="1.76cm" fo:min-width="18.613cm"/>
    </style:style>
    <style:style style:name="gr25" style:family="graphic" style:parent-style-name="standard">
      <style:graphic-properties draw:stroke="none" draw:fill-color="#cccccc" draw:textarea-vertical-align="middle" draw:auto-grow-height="false" fo:min-height="0.749cm" fo:min-width="0.499cm"/>
    </style:style>
    <style:style style:name="gr26" style:family="graphic" style:parent-style-name="standard">
      <style:graphic-properties draw:fill-color="#ff0000" draw:textarea-vertical-align="middle" draw:auto-grow-height="false" fo:min-height="0.749cm" fo:min-width="0.499cm"/>
    </style:style>
    <style:style style:name="gr27"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5cm" fo:padding-bottom="0.175cm" fo:padding-left="0.3cm" fo:padding-right="0.3cm"/>
    </style:style>
    <style:style style:name="gr28" style:family="graphic" style:parent-style-name="standard">
      <style:graphic-properties svg:stroke-width="0.051cm" svg:stroke-color="#ff0000" draw:marker-start-width="0.381cm" draw:marker-end-width="0.381cm" draw:fill="none" draw:textarea-horizontal-align="justify" draw:textarea-vertical-align="middle" draw:auto-grow-height="false" fo:padding-top="0.151cm" fo:padding-bottom="0.151cm" fo:padding-left="0.276cm" fo:padding-right="0.276cm"/>
    </style:style>
    <style:style style:name="gr29" style:family="graphic" style:parent-style-name="standard">
      <style:graphic-properties draw:stroke="none" svg:stroke-color="#000000" draw:fill="none" draw:fill-color="#ffffff" draw:textarea-horizontal-align="left" draw:auto-grow-height="true" draw:auto-grow-width="false" fo:min-height="1.455cm" fo:min-width="5.38cm"/>
    </style:style>
    <style:style style:name="gr30" style:family="graphic" style:parent-style-name="standard" style:list-style-name="L2">
      <style:graphic-properties draw:stroke="none" draw:fill="none" fo:min-height="3.75cm"/>
    </style:style>
    <style:style style:name="gr31" style:family="graphic" style:parent-style-name="standard">
      <style:graphic-properties draw:stroke="none" svg:stroke-color="#000000" draw:fill="solid" draw:fill-color="#ff9966" draw:auto-grow-height="true" draw:auto-grow-width="false" fo:max-height="0cm" fo:min-height="0cm"/>
    </style:style>
    <style:style style:name="gr32" style:family="graphic" style:parent-style-name="standard">
      <style:graphic-properties draw:stroke="none" draw:fill="none" fo:min-height="2.846cm"/>
    </style:style>
    <style:style style:name="gr33" style:family="graphic" style:parent-style-name="standard">
      <style:graphic-properties draw:stroke="none" svg:stroke-color="#000000" draw:fill="none" draw:fill-color="#ffffff" draw:textarea-horizontal-align="left" draw:auto-grow-height="true" draw:auto-grow-width="false" fo:min-height="6.1cm" fo:min-width="25.535cm"/>
    </style:style>
    <style:style style:name="gr34" style:family="graphic" style:parent-style-name="standard">
      <style:graphic-properties draw:stroke="none" draw:fill="none" fo:min-height="1.424cm"/>
    </style:style>
    <style:style style:name="pr1" style:family="presentation" style:parent-style-name="Default-title">
      <style:graphic-properties draw:fill-color="#ffffff" fo:min-height="3.256cm"/>
    </style:style>
    <style:style style:name="pr2" style:family="presentation" style:parent-style-name="Default-notes">
      <style:graphic-properties draw:fill-color="#ffffff" draw:auto-grow-height="true" fo:min-height="12.573cm"/>
    </style:style>
    <style:style style:name="pr3" style:family="presentation" style:parent-style-name="Default-notes">
      <style:graphic-properties draw:fill-color="#ffffff" fo:min-height="12.322cm"/>
    </style:style>
    <style:style style:name="pr4" style:family="presentation" style:parent-style-name="Default-title">
      <style:graphic-properties draw:fill-color="#ffffff" fo:min-height="0.869cm"/>
    </style:style>
    <style:style style:name="pr5" style:family="presentation" style:parent-style-name="Default-title">
      <style:graphic-properties draw:fill-color="#ffffff" fo:min-height="1.637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Courier" style:font-family-generic="modern" style:font-pitch="fixed"/>
    </style:style>
    <style:style style:name="P3" style:family="paragraph">
      <style:paragraph-properties fo:margin-left="0.6cm" fo:margin-right="0cm" fo:text-indent="-0.6cm"/>
    </style:style>
    <style:style style:name="P4" style:family="paragraph">
      <style:paragraph-properties fo:margin-left="0cm" fo:margin-right="0cm" text:enable-numbering="true" fo:text-indent="0cm"/>
    </style:style>
    <style:style style:name="P5" style:family="paragraph">
      <style:paragraph-properties fo:margin-left="1.2cm" fo:margin-right="0cm" text:enable-numbering="true" fo:text-indent="-0.6cm"/>
    </style:style>
    <style:style style:name="P6" style:family="paragraph">
      <style:paragraph-properties fo:text-align="center"/>
    </style:style>
    <style:style style:name="P7" style:family="paragraph">
      <style:paragraph-properties fo:margin-left="0cm" fo:margin-right="0cm" fo:text-indent="0cm"/>
      <style:text-properties fo:color="#666666"/>
    </style:style>
    <style:style style:name="P8" style:family="paragraph">
      <style:paragraph-properties fo:margin-left="0cm" fo:margin-right="0cm" text:enable-numbering="false" fo:text-indent="0cm"/>
    </style:style>
    <style:style style:name="P9" style:family="paragraph">
      <style:paragraph-properties fo:margin-left="0cm" fo:margin-right="0cm" fo:text-align="center" fo:text-indent="0cm"/>
    </style:style>
    <style:style style:name="P10" style:family="paragraph">
      <style:paragraph-properties fo:margin-left="0cm" fo:margin-right="0cm" fo:text-align="center" fo:text-indent="0cm"/>
      <style:text-properties fo:font-size="14pt" style:font-size-asian="18pt" style:font-size-complex="18pt"/>
    </style:style>
    <style:style style:name="P11" style:family="paragraph">
      <style:paragraph-properties fo:margin-left="0cm" fo:margin-right="0cm" fo:text-align="center" fo:text-indent="0cm"/>
      <style:text-properties fo:font-size="14pt" fo:font-weight="bold" style:font-size-asian="18pt" style:font-size-complex="18pt"/>
    </style:style>
    <style:style style:name="P12" style:family="paragraph">
      <style:text-properties fo:color="#666666"/>
    </style:style>
    <style:style style:name="P13" style:family="paragraph">
      <style:paragraph-properties fo:margin-left="0cm" fo:margin-right="0cm" fo:text-align="center" text:enable-numbering="true" fo:text-indent="0cm"/>
    </style:style>
    <style:style style:name="P14" style:family="paragraph">
      <style:paragraph-properties fo:margin-left="0cm" fo:margin-right="0cm" fo:text-align="center" text:enable-numbering="false" fo:text-indent="0cm"/>
    </style:style>
    <style:style style:name="P15" style:family="paragraph">
      <style:paragraph-properties fo:margin-left="0cm" fo:margin-right="0cm" fo:text-align="center" text:enable-numbering="false" fo:text-indent="0cm"/>
      <style:text-properties fo:font-size="44pt"/>
    </style:style>
    <style:style style:name="T1" style:family="text">
      <style:text-properties fo:font-family="Courier" style:font-family-generic="modern" style:font-pitch="fixed"/>
    </style:style>
    <style:style style:name="T2" style:family="text">
      <style:text-properties fo:color="#999999" fo:font-family="Courier" style:font-family-generic="modern" style:font-pitch="fixed" fo:font-style="italic" fo:text-shadow="none"/>
    </style:style>
    <style:style style:name="T3" style:family="text">
      <style:text-properties fo:color="#666666"/>
    </style:style>
    <style:style style:name="T4" style:family="text">
      <style:text-properties fo:font-weight="bold"/>
    </style:style>
    <style:style style:name="T5" style:family="text">
      <style:text-properties fo:font-size="4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presentation:user-transformed="true">
          <draw:text-box>
            <text:p text:style-name="P1">The SIML Language</text:p>
          </draw:text-box>
        </draw:frame>
        <draw:frame draw:style-name="gr1" draw:text-style-name="P2" draw:layer="layout" svg:width="23.495cm" svg:height="14.007cm" svg:x="1.905cm" svg:y="4.445cm">
          <draw:text-box>
            <text:p text:style-name="P1"><text:span text:style-name="T1">class foo(model):</text:span></text:p>
            <text:p text:style-name="P1"><text:span text:style-name="T1">{</text:span></text:p>
            <text:p text:style-name="P1"><text:span text:style-name="T1"><text:tab/></text:span><text:span text:style-name="T1">data a: Real = 2;</text:span></text:p>
            <text:p text:style-name="P1"><text:span text:style-name="T1"><text:tab/></text:span><text:span text:style-name="T2">#Syntax for values with units needs to be determined</text:span></text:p>
            <text:p text:style-name="P1"><text:span text:style-name="T1"><text:tab/></text:span><text:span text:style-name="T1">data b: Quantity unit(m) = 2 * unit(cm);</text:span></text:p>
            <text:p text:style-name="P1"><text:span text:style-name="T1"><text:tab/></text:span><text:span text:style-name="T1">data b: Quantity [m] = 2 * [cm];</text:span></text:p>
            <text:p text:style-name="P1"><text:span text:style-name="T1"><text:tab/></text:span><text:span text:style-name="T1">data v: Physical in [km/h] = 20[m/s];</text:span></text:p>
            <text:p text:style-name="P1"><text:span text:style-name="T1"><text:tab/></text:span><text:span text:style-name="T2">#Syntax for distributions needs to be determined</text:span></text:p>
            <text:p text:style-name="P1"><text:span text:style-name="T1"><text:tab/></text:span><text:span text:style-name="T1">data gr: Grid(nDim=1, dim0Unit=[mm]);</text:span></text:p>
            <text:p text:style-name="P1"><text:span text:style-name="T1"><text:tab/></text:span><text:span text:style-name="T1">data xEnd: Value in [mm];</text:span></text:p>
            <text:p text:style-name="P1"><text:span text:style-name="T1"><text:tab/></text:span><text:span text:style-name="T1">data c: Distribution(grid=gr) in [g/l];</text:span></text:p>
            <text:p text:style-name="P1"><text:span text:style-name="T1"/></text:p>
            <text:p text:style-name="P1"><text:span text:style-name="T1"><text:tab/></text:span><text:span text:style-name="T1">func dynamic():</text:span></text:p>
            <text:p text:style-name="P1"><text:span text:style-name="T1"><text:tab/></text:span><text:span text:style-name="T1">{</text:span></text:p>
            <text:p text:style-name="P1"><text:span text:style-name="T1"><text:tab/></text:span><text:span text:style-name="T1"><text:tab/></text:span><text:span text:style-name="T2">#Syntax for boundary computation missing</text:span></text:p>
            <text:p text:style-name="P1"><text:span text:style-name="T1"><text:tab/></text:span><text:span text:style-name="T1"><text:tab/></text:span><text:span text:style-name="T1">c[0] = 2*[g/l];</text:span></text:p>
            <text:p text:style-name="P1"><text:span text:style-name="T1"><text:tab/></text:span><text:span text:style-name="T1"><text:tab/></text:span><text:span text:style-name="T1">boundary diff(c[xEnd], 0) == 0; </text:span></text:p>
            <text:p text:style-name="P1"><text:span text:style-name="T1"><text:tab/></text:span><text:span text:style-name="T1">}</text:span></text:p>
            <text:p text:style-name="P1"><text:span text:style-name="T1">}</text:span></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3cm" svg:x="2.159cm" svg:y="13.271cm" presentation:class="notes" presentation:placeholder="true" presentation:user-transformed="true">
            <draw:text-box/>
          </draw:frame>
        </presentation:notes>
      </draw:page>
      <draw:page draw:name="page2"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draw:text-box>
            <text:p text:style-name="P1">The Intermediate Language</text:p>
          </draw:text-box>
        </draw:frame>
        <presentation:notes draw:style-name="dp2">
          <draw:page-thumbnail draw:style-name="gr2" draw:layer="layout" svg:width="13.968cm" svg:height="10.476cm" svg:x="3.81cm" svg:y="2.123cm" draw:page-number="2" presentation:class="page"/>
          <draw:frame presentation:style-name="pr3" draw:text-style-name="P3"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draw:text-box>
            <text:p text:style-name="P1">The Generated Program</text:p>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9">
        <office:forms form:automatic-focus="false" form:apply-design-mode="false"/>
        <draw:frame presentation:style-name="pr1" draw:text-style-name="P1" draw:layer="layout" svg:width="25.199cm" svg:height="3.473cm" svg:x="1.4cm" svg:y="0.854cm" presentation:class="title" presentation:user-transformed="true">
          <draw:text-box>
            <text:p text:style-name="P1">Overview: From Parse Tree to Intermediate Language</text:p>
          </draw:text-box>
        </draw:frame>
        <draw:frame draw:style-name="gr3" draw:text-style-name="P1" draw:layer="layout" svg:width="26.67cm" svg:height="5.228cm" svg:x="0.635cm" svg:y="4.932cm">
          <draw:text-box>
            <text:p text:style-name="P1">The Siml language organizes a simulation in a tree structure. The output of the compilation must be a program with a flat vector of numbers, because the usual integration software is structured this way.</text:p>
            <text:p text:style-name="P1">The situation is similar for the methods ans functions. The integration software wants one function, which computes the time derivatives of the state variables. During the integration process it calls this function repeatedly. The Siml language uses two additional functions one called before the integration process, and one called after the integration process.</text:p>
          </draw:text-box>
        </draw:frame>
        <presentation:notes draw:style-name="dp2">
          <draw:page-thumbnail draw:style-name="gr2" draw:layer="layout" svg:width="13.968cm" svg:height="10.476cm" svg:x="3.81cm" svg:y="2.123cm" draw:page-number="4" presentation:class="page"/>
          <draw:frame presentation:style-name="pr3" draw:text-style-name="P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draw:text-box>
            <text:p text:style-name="P1">Parse Tree Modification</text:p>
          </draw:text-box>
        </draw:frame>
        <draw:frame draw:style-name="gr1" draw:text-style-name="P4" draw:layer="layout" svg:width="26.67cm" svg:height="3.095cm" svg:x="0.635cm" svg:y="4.445cm">
          <draw:text-box>
            <text:list text:style-name="L1">
              <text:list-item>
                <text:p text:style-name="P4">Expand compound data definitions.</text:p>
              </text:list-item>
            </text:list>
            <text:list text:style-name="L1">
              <text:list-item>
                <text:p text:style-name="P4">Link all class definitions with their base classes.</text:p>
              </text:list-item>
            </text:list>
            <text:list text:style-name="L1">
              <text:list-item>
                <text:list>
                  <text:list-item>
                    <text:p text:style-name="P5">Find undefined base classes.</text:p>
                  </text:list-item>
                </text:list>
              </text:list-item>
            </text:list>
            <text:list text:style-name="L1">
              <text:list-item>
                <text:list>
                  <text:list-item>
                    <text:p text:style-name="P5">Find cyclic base classes.</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3" draw:text-style-name="P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custom-shape draw:style-name="gr4" draw:text-style-name="P6" draw:layer="layout" svg:width="18.415cm" svg:height="6.804cm" svg:x="1.499cm" svg:y="13.682cm">
          <text:p text:style-name="P1"/>
          <draw:enhanced-geometry svg:viewBox="0 0 21600 21600" draw:mirror-horizontal="false" draw:mirror-vertical="false" draw:type="rectangle" draw:enhanced-path="M 0 0 L 21600 0 21600 21600 0 21600 0 0 Z N"/>
        </draw:custom-shape>
        <draw:frame draw:style-name="gr5" draw:text-style-name="P7" draw:layer="layout" svg:width="2.86cm" svg:height="1.673cm" svg:x="17.103cm" svg:y="13.783cm">
          <draw:text-box>
            <text:p text:style-name="P7"><text:span text:style-name="T3">class</text:span></text:p>
            <text:p text:style-name="P7"><text:span text:style-name="T3">instance</text:span></text:p>
          </draw:text-box>
        </draw:frame>
        <draw:custom-shape draw:style-name="gr4" draw:text-style-name="P6" draw:layer="layout" svg:width="18.415cm" svg:height="6.735cm" svg:x="1.498cm" svg:y="6.381cm">
          <text:p text:style-name="P1"/>
          <draw:enhanced-geometry svg:viewBox="0 0 21600 21600" draw:type="rectangle" draw:enhanced-path="M 0 0 L 21600 0 21600 21600 0 21600 0 0 Z N"/>
        </draw:custom-shape>
        <draw:frame presentation:style-name="pr4" draw:text-style-name="P1" draw:layer="layout" svg:width="25.199cm" svg:height="1.737cm" svg:x="1.608cm" svg:y="0.397cm" presentation:class="title" presentation:user-transformed="true">
          <draw:text-box>
            <text:p text:style-name="P1">Namespace Implementation</text:p>
          </draw:text-box>
        </draw:frame>
        <draw:frame draw:style-name="gr1" draw:text-style-name="P1" draw:layer="layout" svg:width="6.985cm" svg:height="7.361cm" svg:x="20.715cm" svg:y="3.993cm">
          <draw:text-box>
            <text:list text:style-name="L1">
              <text:list-item>
                <text:p text:style-name="P4">hasAttr()</text:p>
              </text:list-item>
            </text:list>
            <text:list text:style-name="L1">
              <text:list-item>
                <text:p text:style-name="P4">getAttr()</text:p>
              </text:list-item>
            </text:list>
            <text:list text:style-name="L1">
              <text:list-item>
                <text:p text:style-name="P4">setAttr()</text:p>
              </text:list-item>
            </text:list>
            <text:list text:style-name="L1">
              <text:list-item>
                <text:p text:style-name="P4">delAttr()?</text:p>
              </text:list-item>
            </text:list>
            <text:list text:style-name="L1">
              <text:list-item>
                <text:p text:style-name="P8"/>
              </text:list-item>
            </text:list>
            <text:list text:style-name="L1">
              <text:list-item>
                <text:p text:style-name="P4">findDotName()</text:p>
              </text:list-item>
            </text:list>
            <text:list text:style-name="L1">
              <text:list-item>
                <text:p text:style-name="P8"/>
              </text:list-item>
            </text:list>
            <text:list text:style-name="L1">
              <text:list-item>
                <text:p text:style-name="P4">isInstance()?</text:p>
              </text:list-item>
            </text:list>
            <text:list text:style-name="L1">
              <text:list-item>
                <text:p text:style-name="P4">isSubclass()?</text:p>
              </text:list-item>
            </text:list>
            <text:list text:style-name="L1">
              <text:list-item>
                <text:p text:style-name="P4">super()?</text:p>
              </text:list-item>
            </text:list>
          </draw:text-box>
        </draw:frame>
        <draw:custom-shape draw:style-name="gr6" draw:text-style-name="P6" draw:id="id1" draw:layer="layout" svg:width="3.175cm" svg:height="1.27cm" svg:x="0.435cm" svg:y="2.241cm">
          <text:p text:style-name="P9">Module</text:p>
          <draw:enhanced-geometry svg:viewBox="0 0 21600 21600" draw:type="rectangle" draw:enhanced-path="M 0 0 L 21600 0 21600 21600 0 21600 0 0 Z N"/>
        </draw:custom-shape>
        <draw:connector draw:style-name="gr7" draw:text-style-name="P6" draw:layer="layout" svg:x1="2.022cm" svg:y1="3.511cm" svg:x2="2.54cm" svg:y2="7.608cm" draw:start-shape="id1" draw:start-glue-point="2" draw:end-shape="id2" draw:end-glue-point="3">
          <text:p text:style-name="P1"/>
        </draw:connector>
        <draw:custom-shape draw:style-name="gr6" draw:text-style-name="P6" draw:id="id2" draw:layer="layout" svg:width="1.905cm" svg:height="0.695cm" svg:x="2.54cm" svg:y="7.261cm">
          <text:p text:style-name="P9">Foo</text:p>
          <draw:enhanced-geometry svg:viewBox="0 0 21600 21600" draw:type="rectangle" draw:enhanced-path="M 0 0 L 21600 0 21600 21600 0 21600 0 0 Z N"/>
        </draw:custom-shape>
        <draw:custom-shape draw:style-name="gr6" draw:text-style-name="P6" draw:id="id3" draw:layer="layout" svg:width="0.635cm" svg:height="0.635cm" svg:x="4.445cm" svg:y="8.191cm">
          <text:p text:style-name="P9">a</text:p>
          <draw:enhanced-geometry svg:viewBox="0 0 21600 21600" draw:glue-points="10800 0 3160 3160 0 10800 3160 18440 10800 21600 18440 18440 21600 10800 18440 3160" draw:text-areas="3200 3200 18400 18400" draw:type="ellipse"/>
        </draw:custom-shape>
        <draw:custom-shape draw:style-name="gr6" draw:text-style-name="P6" draw:id="id4" draw:layer="layout" svg:width="0.635cm" svg:height="0.635cm" svg:x="4.445cm" svg:y="9.101cm">
          <text:p text:style-name="P9">b</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3.492cm" svg:y1="7.956cm" svg:x2="4.445cm" svg:y2="8.508cm" draw:start-shape="id2" draw:start-glue-point="2" draw:end-shape="id3" draw:end-glue-point="6">
          <text:p text:style-name="P1"/>
        </draw:connector>
        <draw:connector draw:style-name="gr7" draw:text-style-name="P6" draw:layer="layout" svg:x1="3.492cm" svg:y1="7.956cm" svg:x2="4.445cm" svg:y2="9.418cm" draw:start-shape="id2" draw:start-glue-point="2" draw:end-shape="id4" draw:end-glue-point="6">
          <text:p text:style-name="P1"/>
        </draw:connector>
        <draw:custom-shape draw:style-name="gr8" draw:text-style-name="P9" draw:id="id5" draw:layer="layout" svg:width="1.905cm" svg:height="0.695cm" svg:x="5.515cm" svg:y="8.171cm">
          <text:p text:style-name="P9">Real</text:p>
          <draw:enhanced-geometry svg:viewBox="0 0 21600 21600" draw:type="rectangle" draw:enhanced-path="M 0 0 L 21600 0 21600 21600 0 21600 0 0 Z N"/>
        </draw:custom-shape>
        <draw:custom-shape draw:style-name="gr8" draw:text-style-name="P9" draw:id="id6" draw:layer="layout" svg:width="1.905cm" svg:height="0.695cm" svg:x="5.515cm" svg:y="9.076cm">
          <text:p text:style-name="P9">Real</text:p>
          <draw:enhanced-geometry svg:viewBox="0 0 21600 21600" draw:type="rectangle" draw:enhanced-path="M 0 0 L 21600 0 21600 21600 0 21600 0 0 Z N"/>
        </draw:custom-shape>
        <draw:connector draw:style-name="gr7" draw:text-style-name="P6" draw:layer="layout" svg:x1="5.08cm" svg:y1="8.508cm" svg:x2="5.515cm" svg:y2="8.518cm" draw:start-shape="id3" draw:start-glue-point="10" draw:end-shape="id5" draw:end-glue-point="3">
          <text:p text:style-name="P1"/>
        </draw:connector>
        <draw:connector draw:style-name="gr7" draw:text-style-name="P6" draw:layer="layout" svg:x1="5.08cm" svg:y1="9.418cm" svg:x2="5.515cm" svg:y2="9.423cm" draw:start-shape="id4" draw:start-glue-point="10" draw:end-shape="id6" draw:end-glue-point="3">
          <text:p text:style-name="P1"/>
        </draw:connector>
        <draw:custom-shape draw:style-name="gr6" draw:text-style-name="P11" draw:id="id7" draw:layer="layout" svg:width="3.376cm" svg:height="0.507cm" svg:x="8.442cm" svg:y="2.718cm">
          <text:p text:style-name="P10"><text:span text:style-name="T4">Namespace</text:span></text:p>
          <draw:enhanced-geometry svg:viewBox="0 0 21600 21600" draw:type="rectangle" draw:enhanced-path="M 0 0 L 21600 0 21600 21600 0 21600 0 0 Z N"/>
        </draw:custom-shape>
        <draw:custom-shape draw:style-name="gr6" draw:text-style-name="P10" draw:id="id10" draw:layer="layout" svg:width="3.376cm" svg:height="0.507cm" svg:x="8.442cm" svg:y="4.243cm">
          <text:p text:style-name="P10">globalScope</text:p>
          <draw:enhanced-geometry svg:viewBox="0 0 21600 21600" draw:type="rectangle" draw:enhanced-path="M 0 0 L 21600 0 21600 21600 0 21600 0 0 Z N"/>
        </draw:custom-shape>
        <draw:connector draw:style-name="gr9" draw:text-style-name="P6" draw:layer="layout" draw:type="curve" svg:x1="3.61cm" svg:y1="2.876cm" svg:x2="10.13cm" svg:y2="2.718cm" draw:start-shape="id1" draw:start-glue-point="1" draw:end-shape="id7" draw:end-glue-point="0">
          <text:p text:style-name="P1"/>
        </draw:connector>
        <draw:custom-shape draw:style-name="gr6" draw:text-style-name="P11" draw:id="id8" draw:layer="layout" svg:width="3.435cm" svg:height="0.515cm" svg:x="8.807cm" svg:y="7.233cm">
          <text:p text:style-name="P10"><text:span text:style-name="T4">Namespace</text:span></text:p>
          <draw:enhanced-geometry svg:viewBox="0 0 21600 21600" draw:type="rectangle" draw:enhanced-path="M 0 0 L 21600 0 21600 21600 0 21600 0 0 Z N"/>
        </draw:custom-shape>
        <draw:custom-shape draw:style-name="gr6" draw:text-style-name="P10" draw:id="id9" draw:layer="layout" svg:width="3.435cm" svg:height="0.515cm" svg:x="8.807cm" svg:y="8.778cm">
          <text:p text:style-name="P10">globalScope</text:p>
          <draw:enhanced-geometry svg:viewBox="0 0 21600 21600" draw:type="rectangle" draw:enhanced-path="M 0 0 L 21600 0 21600 21600 0 21600 0 0 Z N"/>
        </draw:custom-shape>
        <draw:connector draw:style-name="gr9" draw:text-style-name="P6" draw:layer="layout" draw:type="curve" svg:x1="4.445cm" svg:y1="7.608cm" svg:x2="10.524cm" svg:y2="7.233cm" draw:start-shape="id2" draw:start-glue-point="1" draw:end-shape="id8" draw:end-glue-point="0">
          <text:p text:style-name="P1"/>
        </draw:connector>
        <draw:connector draw:style-name="gr10" draw:text-style-name="P6" draw:layer="layout" draw:type="curve" draw:line-skew="0.358cm -1.425cm" svg:x1="12.242cm" svg:y1="9.035cm" svg:x2="10.13cm" svg:y2="4.75cm" draw:start-shape="id9" draw:start-glue-point="1" draw:end-shape="id10" draw:end-glue-point="2">
          <text:p text:style-name="P1"/>
        </draw:connector>
        <draw:custom-shape draw:style-name="gr11" draw:text-style-name="P9" draw:id="id11" draw:layer="layout" svg:width="3.175cm" svg:height="0.635cm" svg:x="4.445cm" svg:y="10.865cm">
          <text:p text:style-name="P9">f()</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3.492cm" svg:y1="7.956cm" svg:x2="4.445cm" svg:y2="11.182cm" draw:start-shape="id2" draw:start-glue-point="2" draw:end-shape="id11" draw:end-glue-point="3">
          <text:p text:style-name="P1"/>
        </draw:connector>
        <draw:custom-shape draw:style-name="gr6" draw:text-style-name="P11" draw:id="id12" draw:layer="layout" svg:width="3.435cm" svg:height="0.514cm" svg:x="9.766cm" svg:y="10.732cm">
          <text:p text:style-name="P10"><text:span text:style-name="T4">Namespace</text:span></text:p>
          <draw:enhanced-geometry svg:viewBox="0 0 21600 21600" draw:type="rectangle" draw:enhanced-path="M 0 0 L 21600 0 21600 21600 0 21600 0 0 Z N"/>
        </draw:custom-shape>
        <draw:custom-shape draw:style-name="gr6" draw:text-style-name="P10" draw:id="id13" draw:layer="layout" svg:width="3.435cm" svg:height="0.515cm" svg:x="9.766cm" svg:y="12.277cm">
          <text:p text:style-name="P10">globalScope</text:p>
          <draw:enhanced-geometry svg:viewBox="0 0 21600 21600" draw:type="rectangle" draw:enhanced-path="M 0 0 L 21600 0 21600 21600 0 21600 0 0 Z N"/>
        </draw:custom-shape>
        <draw:connector draw:style-name="gr9" draw:text-style-name="P6" draw:layer="layout" draw:type="curve" svg:x1="7.62cm" svg:y1="11.182cm" svg:x2="11.483cm" svg:y2="10.732cm" draw:start-shape="id11" draw:start-glue-point="1" draw:end-shape="id12" draw:end-glue-point="0">
          <text:p text:style-name="P1"/>
        </draw:connector>
        <draw:connector draw:style-name="gr10" draw:text-style-name="P6" draw:layer="layout" draw:type="curve" draw:line-skew="0.763cm -3.377cm" svg:x1="13.201cm" svg:y1="12.534cm" svg:x2="10.13cm" svg:y2="4.75cm" draw:start-shape="id13" draw:start-glue-point="1" draw:end-shape="id10" draw:end-glue-point="2">
          <text:p text:style-name="P1"/>
        </draw:connector>
        <draw:custom-shape draw:style-name="gr6" draw:text-style-name="P10" draw:layer="layout" svg:width="3.435cm" svg:height="0.515cm" svg:x="9.766cm" svg:y="11.758cm">
          <text:p text:style-name="P10">thisScope</text:p>
          <draw:enhanced-geometry svg:viewBox="0 0 21600 21600" draw:type="rectangle" draw:enhanced-path="M 0 0 L 21600 0 21600 21600 0 21600 0 0 Z N"/>
        </draw:custom-shape>
        <draw:custom-shape draw:style-name="gr6" draw:text-style-name="P10" draw:layer="layout" svg:width="3.376cm" svg:height="0.507cm" svg:x="8.441cm" svg:y="3.734cm">
          <text:p text:style-name="P10">thisScope</text:p>
          <draw:enhanced-geometry svg:viewBox="0 0 21600 21600" draw:type="rectangle" draw:enhanced-path="M 0 0 L 21600 0 21600 21600 0 21600 0 0 Z N"/>
        </draw:custom-shape>
        <draw:custom-shape draw:style-name="gr6" draw:text-style-name="P10" draw:layer="layout" svg:width="3.435cm" svg:height="0.513cm" svg:x="8.807cm" svg:y="8.265cm">
          <text:p text:style-name="P10">thisScope</text:p>
          <draw:enhanced-geometry svg:viewBox="0 0 21600 21600" draw:type="rectangle" draw:enhanced-path="M 0 0 L 21600 0 21600 21600 0 21600 0 0 Z N"/>
        </draw:custom-shape>
        <draw:custom-shape draw:style-name="gr6" draw:text-style-name="P6" draw:id="id14" draw:layer="layout" svg:width="0.635cm" svg:height="0.635cm" svg:x="2.645cm" svg:y="4.891cm">
          <text:p text:style-name="P9">pi</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2.022cm" svg:y1="3.511cm" svg:x2="2.645cm" svg:y2="5.208cm" draw:start-shape="id1" draw:start-glue-point="2" draw:end-shape="id14" draw:end-glue-point="6">
          <text:p text:style-name="P1"/>
        </draw:connector>
        <draw:custom-shape draw:style-name="gr8" draw:text-style-name="P9" draw:id="id15" draw:layer="layout" svg:width="1.905cm" svg:height="0.695cm" svg:x="3.715cm" svg:y="4.871cm">
          <text:p text:style-name="P9">Real</text:p>
          <draw:enhanced-geometry svg:viewBox="0 0 21600 21600" draw:type="rectangle" draw:enhanced-path="M 0 0 L 21600 0 21600 21600 0 21600 0 0 Z N"/>
        </draw:custom-shape>
        <draw:connector draw:style-name="gr7" draw:text-style-name="P6" draw:layer="layout" svg:x1="3.28cm" svg:y1="5.208cm" svg:x2="3.715cm" svg:y2="5.218cm" draw:start-shape="id14" draw:start-glue-point="10" draw:end-shape="id15" draw:end-glue-point="3">
          <text:p text:style-name="P1"/>
        </draw:connector>
        <draw:custom-shape draw:style-name="gr6" draw:text-style-name="P6" draw:id="id16" draw:layer="layout" svg:width="0.635cm" svg:height="0.635cm" svg:x="4.446cm" svg:y="10.002cm">
          <text:p text:style-name="P9">c</text:p>
          <draw:enhanced-geometry svg:viewBox="0 0 21600 21600" draw:glue-points="10800 0 3160 3160 0 10800 3160 18440 10800 21600 18440 18440 21600 10800 18440 3160" draw:text-areas="3200 3200 18400 18400" draw:type="ellipse"/>
        </draw:custom-shape>
        <draw:custom-shape draw:style-name="gr8" draw:text-style-name="P9" draw:id="id17" draw:layer="layout" svg:width="1.905cm" svg:height="0.695cm" svg:x="5.516cm" svg:y="9.977cm">
          <text:p text:style-name="P9">Real</text:p>
          <draw:enhanced-geometry svg:viewBox="0 0 21600 21600" draw:type="rectangle" draw:enhanced-path="M 0 0 L 21600 0 21600 21600 0 21600 0 0 Z N"/>
        </draw:custom-shape>
        <draw:connector draw:style-name="gr7" draw:text-style-name="P6" draw:layer="layout" svg:x1="5.081cm" svg:y1="10.319cm" svg:x2="5.516cm" svg:y2="10.324cm" draw:start-shape="id16" draw:start-glue-point="10" draw:end-shape="id17" draw:end-glue-point="3">
          <text:p text:style-name="P1"/>
        </draw:connector>
        <draw:connector draw:style-name="gr7" draw:text-style-name="P6" draw:layer="layout" svg:x1="4.446cm" svg:y1="10.319cm" svg:x2="3.492cm" svg:y2="7.956cm" draw:start-shape="id16" draw:start-glue-point="6" draw:end-shape="id2" draw:end-glue-point="2">
          <text:p text:style-name="P1"/>
        </draw:connector>
        <draw:custom-shape draw:style-name="gr6" draw:text-style-name="P10" draw:id="id19" draw:layer="layout" svg:width="3.435cm" svg:height="0.515cm" svg:x="8.807cm" svg:y="7.746cm">
          <text:p text:style-name="P10">attributes</text:p>
          <draw:enhanced-geometry svg:viewBox="0 0 21600 21600" draw:type="rectangle" draw:enhanced-path="M 0 0 L 21600 0 21600 21600 0 21600 0 0 Z N"/>
        </draw:custom-shape>
        <draw:custom-shape draw:style-name="gr6" draw:text-style-name="P10" draw:layer="layout" svg:width="3.435cm" svg:height="0.515cm" svg:x="9.766cm" svg:y="11.246cm">
          <text:p text:style-name="P10">attributes</text:p>
          <draw:enhanced-geometry svg:viewBox="0 0 21600 21600" draw:type="rectangle" draw:enhanced-path="M 0 0 L 21600 0 21600 21600 0 21600 0 0 Z N"/>
        </draw:custom-shape>
        <draw:custom-shape draw:style-name="gr6" draw:text-style-name="P10" draw:id="id18" draw:layer="layout" svg:width="3.376cm" svg:height="0.507cm" svg:x="8.443cm" svg:y="3.228cm">
          <text:p text:style-name="P10">attributes</text:p>
          <draw:enhanced-geometry svg:viewBox="0 0 21600 21600" draw:type="rectangle" draw:enhanced-path="M 0 0 L 21600 0 21600 21600 0 21600 0 0 Z N"/>
        </draw:custom-shape>
        <draw:connector draw:style-name="gr10" draw:text-style-name="P6" draw:layer="layout" draw:type="curve" svg:x1="8.443cm" svg:y1="3.481cm" svg:x2="2.962cm" svg:y2="4.891cm" draw:start-shape="id18" draw:start-glue-point="3" draw:end-shape="id14" draw:end-glue-point="4">
          <text:p text:style-name="P1"/>
        </draw:connector>
        <draw:connector draw:style-name="gr10" draw:text-style-name="P6" draw:layer="layout" draw:type="curve" svg:x1="8.443cm" svg:y1="3.481cm" svg:x2="3.492cm" svg:y2="7.261cm" draw:start-shape="id18" draw:start-glue-point="3" draw:end-shape="id2" draw:end-glue-point="0">
          <text:p text:style-name="P1"/>
        </draw:connector>
        <draw:connector draw:style-name="gr10" draw:text-style-name="P6" draw:layer="layout" draw:type="curve" svg:x1="8.807cm" svg:y1="8.003cm" svg:x2="7.62cm" svg:y2="11.182cm" draw:start-shape="id19" draw:start-glue-point="3" draw:end-shape="id11" draw:end-glue-point="1">
          <text:p text:style-name="P1"/>
        </draw:connector>
        <draw:custom-shape draw:style-name="gr6" draw:text-style-name="P9" draw:id="id32" draw:layer="layout" svg:width="1.905cm" svg:height="0.695cm" svg:x="3.606cm" svg:y="14.561cm">
          <text:p text:style-name="P9">Foo</text:p>
          <draw:enhanced-geometry svg:viewBox="0 0 21600 21600" draw:mirror-horizontal="false" draw:mirror-vertical="false" draw:type="rectangle" draw:enhanced-path="M 0 0 L 21600 0 21600 21600 0 21600 0 0 Z N"/>
        </draw:custom-shape>
        <draw:custom-shape draw:style-name="gr6" draw:text-style-name="P9" draw:id="id21" draw:layer="layout" svg:width="0.635cm" svg:height="0.635cm" svg:x="3.811cm" svg:y="15.491cm">
          <text:p text:style-name="P9">a</text:p>
          <draw:enhanced-geometry svg:viewBox="0 0 21600 21600" draw:glue-points="10800 0 3160 3160 0 10800 3160 18440 10800 21600 18440 18440 21600 10800 18440 3160" draw:text-areas="3200 3200 18400 18400" draw:mirror-horizontal="false" draw:mirror-vertical="false" draw:type="ellipse"/>
        </draw:custom-shape>
        <draw:custom-shape draw:style-name="gr6" draw:text-style-name="P9" draw:id="id22" draw:layer="layout" svg:width="0.635cm" svg:height="0.635cm" svg:x="3.811cm" svg:y="16.401cm">
          <text:p text:style-name="P9">b</text:p>
          <draw:enhanced-geometry svg:viewBox="0 0 21600 21600" draw:glue-points="10800 0 3160 3160 0 10800 3160 18440 10800 21600 18440 18440 21600 10800 18440 3160" draw:text-areas="3200 3200 18400 18400" draw:mirror-horizontal="false" draw:mirror-vertical="false" draw:type="ellipse"/>
        </draw:custom-shape>
        <draw:connector draw:style-name="gr7" draw:text-style-name="P6" draw:layer="layout" svg:x1="2.864cm" svg:y1="15.241cm" svg:x2="3.811cm" svg:y2="15.808cm" draw:start-shape="id20" draw:start-glue-point="8" draw:end-shape="id21" draw:end-glue-point="6">
          <text:p text:style-name="P1"/>
        </draw:connector>
        <draw:connector draw:style-name="gr7" draw:text-style-name="P6" draw:layer="layout" svg:x1="2.864cm" svg:y1="15.241cm" svg:x2="3.811cm" svg:y2="16.718cm" draw:start-shape="id20" draw:start-glue-point="8" draw:end-shape="id22" draw:end-glue-point="6">
          <text:p text:style-name="P1"/>
        </draw:connector>
        <draw:custom-shape draw:style-name="gr8" draw:text-style-name="P9" draw:id="id23" draw:layer="layout" svg:width="1.905cm" svg:height="0.695cm" svg:x="4.881cm" svg:y="15.471cm">
          <text:p text:style-name="P9">Real</text:p>
          <draw:enhanced-geometry svg:viewBox="0 0 21600 21600" draw:mirror-horizontal="false" draw:mirror-vertical="false" draw:type="rectangle" draw:enhanced-path="M 0 0 L 21600 0 21600 21600 0 21600 0 0 Z N"/>
        </draw:custom-shape>
        <draw:custom-shape draw:style-name="gr8" draw:text-style-name="P9" draw:id="id24" draw:layer="layout" svg:width="1.905cm" svg:height="0.695cm" svg:x="4.881cm" svg:y="16.376cm">
          <text:p text:style-name="P9">Real</text:p>
          <draw:enhanced-geometry svg:viewBox="0 0 21600 21600" draw:mirror-horizontal="false" draw:mirror-vertical="false" draw:type="rectangle" draw:enhanced-path="M 0 0 L 21600 0 21600 21600 0 21600 0 0 Z N"/>
        </draw:custom-shape>
        <draw:connector draw:style-name="gr7" draw:text-style-name="P6" draw:layer="layout" svg:x1="4.446cm" svg:y1="15.808cm" svg:x2="4.881cm" svg:y2="15.818cm" draw:start-shape="id21" draw:start-glue-point="10" draw:end-shape="id23" draw:end-glue-point="3">
          <text:p text:style-name="P1"/>
        </draw:connector>
        <draw:connector draw:style-name="gr7" draw:text-style-name="P6" draw:layer="layout" svg:x1="4.446cm" svg:y1="16.718cm" svg:x2="4.881cm" svg:y2="16.723cm" draw:start-shape="id22" draw:start-glue-point="10" draw:end-shape="id24" draw:end-glue-point="3">
          <text:p text:style-name="P1"/>
        </draw:connector>
        <draw:custom-shape draw:style-name="gr6" draw:text-style-name="P11" draw:id="id34" draw:layer="layout" svg:width="3.435cm" svg:height="0.515cm" svg:x="8.957cm" svg:y="14.597cm">
          <text:p text:style-name="P10"><text:span text:style-name="T4">Namespace</text:span></text:p>
          <draw:enhanced-geometry svg:viewBox="0 0 21600 21600" draw:mirror-horizontal="false" draw:mirror-vertical="false" draw:type="rectangle" draw:enhanced-path="M 0 0 L 21600 0 21600 21600 0 21600 0 0 Z N"/>
        </draw:custom-shape>
        <draw:custom-shape draw:style-name="gr6" draw:text-style-name="P10" draw:id="id28" draw:layer="layout" svg:width="3.435cm" svg:height="0.515cm" svg:x="8.957cm" svg:y="16.142cm">
          <text:p text:style-name="P10">globalScope</text:p>
          <draw:enhanced-geometry svg:viewBox="0 0 21600 21600" draw:mirror-horizontal="false" draw:mirror-vertical="false" draw:type="rectangle" draw:enhanced-path="M 0 0 L 21600 0 21600 21600 0 21600 0 0 Z N"/>
        </draw:custom-shape>
        <draw:custom-shape draw:style-name="gr11" draw:text-style-name="P9" draw:id="id25" draw:layer="layout" svg:width="3.175cm" svg:height="0.635cm" svg:x="3.811cm" svg:y="18.165cm">
          <text:p text:style-name="P9">f()</text:p>
          <draw:enhanced-geometry svg:viewBox="0 0 21600 21600" draw:path-stretchpoint-x="10800" draw:path-stretchpoint-y="10800" draw:text-areas="?f3 ?f4 ?f5 ?f6" draw:mirror-horizontal="false" draw:mirror-vertical="fals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2.864cm" svg:y1="15.241cm" svg:x2="3.811cm" svg:y2="18.482cm" draw:start-shape="id20" draw:start-glue-point="8" draw:end-shape="id25" draw:end-glue-point="3">
          <text:p text:style-name="P1"/>
        </draw:connector>
        <draw:custom-shape draw:style-name="gr6" draw:text-style-name="P11" draw:id="id26" draw:layer="layout" svg:width="3.435cm" svg:height="0.515cm" svg:x="9.916cm" svg:y="18.033cm">
          <text:p text:style-name="P10"><text:span text:style-name="T4">Namespace</text:span></text:p>
          <draw:enhanced-geometry svg:viewBox="0 0 21600 21600" draw:mirror-horizontal="false" draw:mirror-vertical="false" draw:type="rectangle" draw:enhanced-path="M 0 0 L 21600 0 21600 21600 0 21600 0 0 Z N"/>
        </draw:custom-shape>
        <draw:custom-shape draw:style-name="gr6" draw:text-style-name="P10" draw:id="id33" draw:layer="layout" svg:width="3.435cm" svg:height="0.515cm" svg:x="9.916cm" svg:y="19.578cm">
          <text:p text:style-name="P10">globalScope</text:p>
          <draw:enhanced-geometry svg:viewBox="0 0 21600 21600" draw:mirror-horizontal="false" draw:mirror-vertical="false" draw:type="rectangle" draw:enhanced-path="M 0 0 L 21600 0 21600 21600 0 21600 0 0 Z N"/>
        </draw:custom-shape>
        <draw:connector draw:style-name="gr9" draw:text-style-name="P6" draw:layer="layout" draw:type="curve" svg:x1="6.986cm" svg:y1="18.482cm" svg:x2="11.633cm" svg:y2="18.033cm" draw:start-shape="id25" draw:start-glue-point="1" draw:end-shape="id26" draw:end-glue-point="0">
          <text:p text:style-name="P1"/>
        </draw:connector>
        <draw:custom-shape draw:style-name="gr6" draw:text-style-name="P10" draw:id="id27" draw:layer="layout" svg:width="3.435cm" svg:height="0.514cm" svg:x="9.916cm" svg:y="19.06cm">
          <text:p text:style-name="P10">thisScope</text:p>
          <draw:enhanced-geometry svg:viewBox="0 0 21600 21600" draw:mirror-horizontal="false" draw:mirror-vertical="false" draw:type="rectangle" draw:enhanced-path="M 0 0 L 21600 0 21600 21600 0 21600 0 0 Z N"/>
        </draw:custom-shape>
        <draw:custom-shape draw:style-name="gr6" draw:text-style-name="P10" draw:layer="layout" svg:width="3.435cm" svg:height="0.513cm" svg:x="8.957cm" svg:y="15.629cm">
          <text:p text:style-name="P10">thisScope</text:p>
          <draw:enhanced-geometry svg:viewBox="0 0 21600 21600" draw:mirror-horizontal="false" draw:mirror-vertical="false" draw:type="rectangle" draw:enhanced-path="M 0 0 L 21600 0 21600 21600 0 21600 0 0 Z N"/>
        </draw:custom-shape>
        <draw:connector draw:style-name="gr10" draw:text-style-name="P6" draw:layer="layout" draw:type="curve" draw:line-skew="0.27cm -0.766cm" svg:x1="13.351cm" svg:y1="19.317cm" svg:x2="10.674cm" svg:y2="16.657cm" draw:start-shape="id27" draw:start-glue-point="1" draw:end-shape="id28" draw:end-glue-point="2">
          <text:p text:style-name="P1"/>
        </draw:connector>
        <draw:custom-shape draw:style-name="gr6" draw:text-style-name="P9" draw:id="id29" draw:layer="layout" svg:width="0.635cm" svg:height="0.635cm" svg:x="3.812cm" svg:y="17.302cm">
          <text:p text:style-name="P9">c</text:p>
          <draw:enhanced-geometry svg:viewBox="0 0 21600 21600" draw:glue-points="10800 0 3160 3160 0 10800 3160 18440 10800 21600 18440 18440 21600 10800 18440 3160" draw:text-areas="3200 3200 18400 18400" draw:mirror-horizontal="false" draw:mirror-vertical="false" draw:type="ellipse"/>
        </draw:custom-shape>
        <draw:custom-shape draw:style-name="gr8" draw:text-style-name="P9" draw:id="id30" draw:layer="layout" svg:width="1.905cm" svg:height="0.695cm" svg:x="4.882cm" svg:y="17.277cm">
          <text:p text:style-name="P9">Real</text:p>
          <draw:enhanced-geometry svg:viewBox="0 0 21600 21600" draw:mirror-horizontal="false" draw:mirror-vertical="false" draw:type="rectangle" draw:enhanced-path="M 0 0 L 21600 0 21600 21600 0 21600 0 0 Z N"/>
        </draw:custom-shape>
        <draw:connector draw:style-name="gr7" draw:text-style-name="P6" draw:layer="layout" svg:x1="4.447cm" svg:y1="17.619cm" svg:x2="4.882cm" svg:y2="17.624cm" draw:start-shape="id29" draw:start-glue-point="10" draw:end-shape="id30" draw:end-glue-point="3">
          <text:p text:style-name="P1"/>
        </draw:connector>
        <draw:connector draw:style-name="gr7" draw:text-style-name="P6" draw:layer="layout" svg:x1="3.812cm" svg:y1="17.619cm" svg:x2="2.864cm" svg:y2="15.241cm" draw:start-shape="id29" draw:start-glue-point="6" draw:end-shape="id20" draw:end-glue-point="8">
          <text:p text:style-name="P1"/>
        </draw:connector>
        <draw:custom-shape draw:style-name="gr6" draw:text-style-name="P10" draw:id="id31" draw:layer="layout" svg:width="3.435cm" svg:height="0.515cm" svg:x="8.957cm" svg:y="15.11cm">
          <text:p text:style-name="P10">attributes</text:p>
          <draw:enhanced-geometry svg:viewBox="0 0 21600 21600" draw:mirror-horizontal="false" draw:mirror-vertical="false" draw:type="rectangle" draw:enhanced-path="M 0 0 L 21600 0 21600 21600 0 21600 0 0 Z N"/>
        </draw:custom-shape>
        <draw:custom-shape draw:style-name="gr6" draw:text-style-name="P10" draw:layer="layout" svg:width="3.435cm" svg:height="0.513cm" svg:x="9.916cm" svg:y="18.549cm">
          <text:p text:style-name="P10">attributes</text:p>
          <draw:enhanced-geometry svg:viewBox="0 0 21600 21600" draw:mirror-horizontal="false" draw:mirror-vertical="false" draw:type="rectangle" draw:enhanced-path="M 0 0 L 21600 0 21600 21600 0 21600 0 0 Z N"/>
        </draw:custom-shape>
        <draw:connector draw:style-name="gr10" draw:text-style-name="P6" draw:layer="layout" draw:type="curve" svg:x1="8.957cm" svg:y1="15.367cm" svg:x2="6.787cm" svg:y2="17.624cm" draw:start-shape="id31" draw:start-glue-point="3" draw:end-shape="id30" draw:end-glue-point="1">
          <text:p text:style-name="P1"/>
        </draw:connector>
        <draw:connector draw:style-name="gr10" draw:text-style-name="P6" draw:layer="layout" draw:type="curve" svg:x1="8.957cm" svg:y1="15.367cm" svg:x2="6.786cm" svg:y2="16.723cm" draw:start-shape="id31" draw:start-glue-point="3" draw:end-shape="id24" draw:end-glue-point="1">
          <text:p text:style-name="P1"/>
        </draw:connector>
        <draw:connector draw:style-name="gr10" draw:text-style-name="P6" draw:layer="layout" draw:type="curve" svg:x1="8.957cm" svg:y1="15.367cm" svg:x2="6.786cm" svg:y2="15.818cm" draw:start-shape="id31" draw:start-glue-point="3" draw:end-shape="id23" draw:end-glue-point="1">
          <text:p text:style-name="P1"/>
        </draw:connector>
        <draw:connector draw:style-name="gr10" draw:text-style-name="P6" draw:layer="layout" draw:type="curve" svg:x1="8.957cm" svg:y1="15.367cm" svg:x2="6.986cm" svg:y2="18.482cm" draw:start-shape="id31" draw:start-glue-point="3" draw:end-shape="id25" draw:end-glue-point="1">
          <text:p text:style-name="P1"/>
        </draw:connector>
        <draw:custom-shape draw:style-name="gr6" draw:text-style-name="P9" draw:id="id20" draw:layer="layout" svg:width="0.635cm" svg:height="0.635cm" svg:x="2.547cm" svg:y="14.606cm">
          <text:p text:style-name="P9">z</text:p>
          <draw:enhanced-geometry svg:viewBox="0 0 21600 21600" draw:glue-points="10800 0 3160 3160 0 10800 3160 18440 10800 21600 18440 18440 21600 10800 18440 3160" draw:text-areas="3200 3200 18400 18400" draw:mirror-horizontal="false" draw:mirror-vertical="false" draw:type="ellipse"/>
        </draw:custom-shape>
        <draw:connector draw:style-name="gr7" draw:text-style-name="P6" draw:layer="layout" svg:x1="3.182cm" svg:y1="14.923cm" svg:x2="3.606cm" svg:y2="14.908cm" draw:start-shape="id20" draw:start-glue-point="10" draw:end-shape="id32" draw:end-glue-point="3">
          <text:p text:style-name="P1"/>
        </draw:connector>
        <draw:connector draw:style-name="gr7" draw:text-style-name="P6" draw:layer="layout" svg:x1="2.547cm" svg:y1="14.923cm" svg:x2="2.022cm" svg:y2="3.511cm" draw:start-shape="id20" draw:start-glue-point="6" draw:end-shape="id1" draw:end-glue-point="2">
          <text:p text:style-name="P1"/>
        </draw:connector>
        <draw:connector draw:style-name="gr10" draw:text-style-name="P6" draw:layer="layout" draw:type="curve" draw:line-skew="2.739cm -5.49cm" svg:x1="12.392cm" svg:y1="16.399cm" svg:x2="10.13cm" svg:y2="4.75cm" draw:start-shape="id28" draw:start-glue-point="1" draw:end-shape="id10" draw:end-glue-point="2">
          <text:p text:style-name="P1"/>
        </draw:connector>
        <draw:connector draw:style-name="gr10" draw:text-style-name="P6" draw:layer="layout" draw:type="curve" draw:line-skew="2.766cm -7.399cm" svg:x1="13.351cm" svg:y1="19.835cm" svg:x2="10.13cm" svg:y2="4.75cm" draw:start-shape="id33" draw:start-glue-point="1" draw:end-shape="id10" draw:end-glue-point="2">
          <text:p text:style-name="P1"/>
        </draw:connector>
        <draw:connector draw:style-name="gr10" draw:text-style-name="P6" draw:layer="layout" draw:type="curve" svg:x1="8.443cm" svg:y1="3.481cm" svg:x2="2.864cm" svg:y2="14.606cm" draw:start-shape="id18" draw:start-glue-point="3" draw:end-shape="id20" draw:end-glue-point="4">
          <text:p text:style-name="P1"/>
        </draw:connector>
        <draw:connector draw:style-name="gr9" draw:text-style-name="P6" draw:layer="layout" draw:type="curve" svg:x1="2.864cm" svg:y1="14.606cm" svg:x2="10.674cm" svg:y2="14.597cm" draw:start-shape="id20" draw:start-glue-point="4" draw:end-shape="id34" draw:end-glue-point="0">
          <text:p text:style-name="P1"/>
        </draw:connector>
        <draw:frame draw:style-name="gr12" draw:text-style-name="P12" draw:layer="layout" svg:width="3.034cm" svg:height="1.673cm" svg:x="16.875cm" svg:y="6.52cm">
          <draw:text-box>
            <text:p text:style-name="P7"><text:span text:style-name="T3">class</text:span></text:p>
            <text:p text:style-name="P7"><text:span text:style-name="T3">definition</text:span></text:p>
          </draw:text-box>
        </draw:frame>
        <presentation:notes draw:style-name="dp2">
          <draw:page-thumbnail draw:style-name="gr2" draw:layer="layout" svg:width="13.968cm" svg:height="10.476cm" svg:x="3.81cm" svg:y="2.123cm" draw:page-number="6" presentation:class="page"/>
          <draw:frame presentation:style-name="pr3" draw:text-style-name="P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custom-shape draw:style-name="gr13" draw:text-style-name="P6" draw:layer="layout" svg:width="0.635cm" svg:height="0.635cm" svg:x="18.626cm" svg:y="15.416cm">
          <text:p text:style-name="P1"/>
          <draw:enhanced-geometry svg:viewBox="0 0 780 907" draw:type="non-primitive" draw:enhanced-path="M 390 0 L 492 276 780 228 594 457 780 679 492 631 390 907 288 631 0 679 186 457 0 228 288 276 390 0 Z N"/>
        </draw:custom-shape>
        <draw:custom-shape draw:style-name="gr14" draw:text-style-name="P6" draw:layer="layout" svg:width="8.62cm" svg:height="2.53cm" svg:x="19.15cm" svg:y="5.09cm">
          <text:p text:style-name="P1"/>
          <draw:enhanced-geometry svg:viewBox="0 0 21600 21600" draw:type="rectangle" draw:enhanced-path="M 0 0 L 21600 0 21600 21600 0 21600 0 0 Z N"/>
        </draw:custom-shape>
        <draw:frame presentation:style-name="pr5" draw:text-style-name="P1" draw:layer="layout" svg:width="25.199cm" svg:height="1.737cm" svg:x="1.4cm" svg:y="0.219cm" presentation:class="title" presentation:user-transformed="true">
          <draw:text-box>
            <text:p text:style-name="P1">Assemble Program Tree</text:p>
          </draw:text-box>
        </draw:frame>
        <draw:custom-shape draw:style-name="gr6" draw:text-style-name="P6" draw:id="id35" draw:layer="layout" svg:width="3.175cm" svg:height="1.27cm" svg:x="17.935cm" svg:y="3.541cm">
          <text:p text:style-name="P9">Program</text:p>
          <draw:enhanced-geometry svg:viewBox="0 0 21600 21600" draw:type="rectangle" draw:enhanced-path="M 0 0 L 21600 0 21600 21600 0 21600 0 0 Z N"/>
        </draw:custom-shape>
        <draw:connector draw:style-name="gr7" draw:text-style-name="P6" draw:layer="layout" svg:x1="19.522cm" svg:y1="4.811cm" svg:x2="19.505cm" svg:y2="20.526cm" draw:start-shape="id35">
          <text:p text:style-name="P1"/>
        </draw:connector>
        <draw:custom-shape draw:style-name="gr6" draw:text-style-name="P6" draw:id="id36" draw:layer="layout" svg:width="1.905cm" svg:height="0.695cm" svg:x="19.84cm" svg:y="8.261cm">
          <text:p text:style-name="P9">Foo</text:p>
          <draw:enhanced-geometry svg:viewBox="0 0 21600 21600" draw:type="rectangle" draw:enhanced-path="M 0 0 L 21600 0 21600 21600 0 21600 0 0 Z N"/>
        </draw:custom-shape>
        <draw:custom-shape draw:style-name="gr6" draw:text-style-name="P6" draw:id="id37" draw:layer="layout" svg:width="0.635cm" svg:height="0.635cm" svg:x="21.745cm" svg:y="9.191cm">
          <text:p text:style-name="P9">a</text:p>
          <draw:enhanced-geometry svg:viewBox="0 0 21600 21600" draw:glue-points="10800 0 3160 3160 0 10800 3160 18440 10800 21600 18440 18440 21600 10800 18440 3160" draw:text-areas="3200 3200 18400 18400" draw:type="ellipse"/>
        </draw:custom-shape>
        <draw:custom-shape draw:style-name="gr6" draw:text-style-name="P6" draw:id="id38" draw:layer="layout" svg:width="0.635cm" svg:height="0.635cm" svg:x="21.745cm" svg:y="10.101cm">
          <text:p text:style-name="P9">b</text:p>
          <draw:enhanced-geometry svg:viewBox="0 0 21600 21600" draw:glue-points="10800 0 3160 3160 0 10800 3160 18440 10800 21600 18440 18440 21600 10800 18440 3160" draw:text-areas="3200 3200 18400 18400" draw:type="ellipse"/>
        </draw:custom-shape>
        <draw:custom-shape draw:style-name="gr6" draw:text-style-name="P6" draw:id="id41" draw:layer="layout" svg:width="1.27cm" svg:height="0.635cm" svg:x="19.84cm" svg:y="6.616cm">
          <text:p text:style-name="P9">pi</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20.792cm" svg:y1="8.956cm" svg:x2="21.745cm" svg:y2="9.508cm" draw:start-shape="id36" draw:start-glue-point="2" draw:end-shape="id37" draw:end-glue-point="6">
          <text:p text:style-name="P1"/>
        </draw:connector>
        <draw:connector draw:style-name="gr7" draw:text-style-name="P6" draw:layer="layout" svg:x1="20.792cm" svg:y1="8.956cm" svg:x2="21.745cm" svg:y2="10.418cm" draw:start-shape="id36" draw:start-glue-point="2" draw:end-shape="id38" draw:end-glue-point="6">
          <text:p text:style-name="P1"/>
        </draw:connector>
        <draw:custom-shape draw:style-name="gr8" draw:text-style-name="P9" draw:id="id70" draw:layer="layout" svg:width="1.905cm" svg:height="0.695cm" svg:x="19.84cm" svg:y="5.386cm">
          <text:p text:style-name="P9">Real</text:p>
          <draw:enhanced-geometry svg:viewBox="0 0 21600 21600" draw:type="rectangle" draw:enhanced-path="M 0 0 L 21600 0 21600 21600 0 21600 0 0 Z N"/>
        </draw:custom-shape>
        <draw:custom-shape draw:style-name="gr8" draw:text-style-name="P9" draw:id="id39" draw:layer="layout" svg:width="1.905cm" svg:height="0.695cm" svg:x="22.815cm" svg:y="9.171cm">
          <text:p text:style-name="P9">Real</text:p>
          <draw:enhanced-geometry svg:viewBox="0 0 21600 21600" draw:type="rectangle" draw:enhanced-path="M 0 0 L 21600 0 21600 21600 0 21600 0 0 Z N"/>
        </draw:custom-shape>
        <draw:custom-shape draw:style-name="gr8" draw:text-style-name="P9" draw:id="id40" draw:layer="layout" svg:width="1.905cm" svg:height="0.695cm" svg:x="22.815cm" svg:y="10.076cm">
          <text:p text:style-name="P9">Real</text:p>
          <draw:enhanced-geometry svg:viewBox="0 0 21600 21600" draw:type="rectangle" draw:enhanced-path="M 0 0 L 21600 0 21600 21600 0 21600 0 0 Z N"/>
        </draw:custom-shape>
        <draw:connector draw:style-name="gr7" draw:text-style-name="P6" draw:layer="layout" svg:x1="22.38cm" svg:y1="9.508cm" svg:x2="22.815cm" svg:y2="9.518cm" draw:start-shape="id37" draw:start-glue-point="10" draw:end-shape="id39" draw:end-glue-point="3">
          <text:p text:style-name="P1"/>
        </draw:connector>
        <draw:connector draw:style-name="gr7" draw:text-style-name="P6" draw:layer="layout" svg:x1="22.38cm" svg:y1="10.418cm" svg:x2="22.815cm" svg:y2="10.423cm" draw:start-shape="id38" draw:start-glue-point="10" draw:end-shape="id40" draw:end-glue-point="3">
          <text:p text:style-name="P1"/>
        </draw:connector>
        <draw:custom-shape draw:style-name="gr8" draw:text-style-name="P9" draw:id="id42" draw:layer="layout" svg:width="1.905cm" svg:height="0.695cm" svg:x="21.58cm" svg:y="6.581cm">
          <text:p text:style-name="P9">Real</text:p>
          <draw:enhanced-geometry svg:viewBox="0 0 21600 21600" draw:type="rectangle" draw:enhanced-path="M 0 0 L 21600 0 21600 21600 0 21600 0 0 Z N"/>
        </draw:custom-shape>
        <draw:connector draw:style-name="gr7" draw:text-style-name="P6" draw:layer="layout" svg:x1="21.11cm" svg:y1="6.933cm" svg:x2="21.58cm" svg:y2="6.928cm" draw:start-shape="id41" draw:start-glue-point="10" draw:end-shape="id42" draw:end-glue-point="3">
          <text:p text:style-name="P1"/>
        </draw:connector>
        <draw:custom-shape draw:style-name="gr6" draw:text-style-name="P6" draw:id="id43" draw:layer="layout" svg:width="1.905cm" svg:height="0.695cm" svg:x="19.82cm" svg:y="11.826cm">
          <text:p text:style-name="P9">Bar1</text:p>
          <draw:enhanced-geometry svg:viewBox="0 0 21600 21600" draw:type="rectangle" draw:enhanced-path="M 0 0 L 21600 0 21600 21600 0 21600 0 0 Z N"/>
        </draw:custom-shape>
        <draw:custom-shape draw:style-name="gr6" draw:text-style-name="P6" draw:id="id44" draw:layer="layout" svg:width="0.635cm" svg:height="0.635cm" svg:x="21.725cm" svg:y="12.756cm">
          <text:p text:style-name="P9">a</text:p>
          <draw:enhanced-geometry svg:viewBox="0 0 21600 21600" draw:glue-points="10800 0 3160 3160 0 10800 3160 18440 10800 21600 18440 18440 21600 10800 18440 3160" draw:text-areas="3200 3200 18400 18400" draw:type="ellipse"/>
        </draw:custom-shape>
        <draw:custom-shape draw:style-name="gr6" draw:text-style-name="P6" draw:id="id45" draw:layer="layout" svg:width="0.635cm" svg:height="0.635cm" svg:x="21.725cm" svg:y="13.666cm">
          <text:p text:style-name="P9">b</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20.772cm" svg:y1="12.521cm" svg:x2="21.725cm" svg:y2="13.073cm" draw:start-shape="id43" draw:start-glue-point="2" draw:end-shape="id44" draw:end-glue-point="6">
          <text:p text:style-name="P1"/>
        </draw:connector>
        <draw:connector draw:style-name="gr7" draw:text-style-name="P6" draw:layer="layout" svg:x1="20.772cm" svg:y1="12.521cm" svg:x2="21.725cm" svg:y2="13.983cm" draw:start-shape="id43" draw:start-glue-point="2" draw:end-shape="id45" draw:end-glue-point="6">
          <text:p text:style-name="P1"/>
        </draw:connector>
        <draw:custom-shape draw:style-name="gr8" draw:text-style-name="P9" draw:id="id46" draw:layer="layout" svg:width="1.905cm" svg:height="0.695cm" svg:x="22.795cm" svg:y="12.736cm">
          <text:p text:style-name="P9">Real</text:p>
          <draw:enhanced-geometry svg:viewBox="0 0 21600 21600" draw:type="rectangle" draw:enhanced-path="M 0 0 L 21600 0 21600 21600 0 21600 0 0 Z N"/>
        </draw:custom-shape>
        <draw:custom-shape draw:style-name="gr8" draw:text-style-name="P9" draw:id="id47" draw:layer="layout" svg:width="1.905cm" svg:height="0.695cm" svg:x="22.795cm" svg:y="13.641cm">
          <text:p text:style-name="P9">Real</text:p>
          <draw:enhanced-geometry svg:viewBox="0 0 21600 21600" draw:type="rectangle" draw:enhanced-path="M 0 0 L 21600 0 21600 21600 0 21600 0 0 Z N"/>
        </draw:custom-shape>
        <draw:connector draw:style-name="gr7" draw:text-style-name="P6" draw:layer="layout" svg:x1="22.36cm" svg:y1="13.073cm" svg:x2="22.795cm" svg:y2="13.083cm" draw:start-shape="id44" draw:start-glue-point="10" draw:end-shape="id46" draw:end-glue-point="3">
          <text:p text:style-name="P1"/>
        </draw:connector>
        <draw:connector draw:style-name="gr7" draw:text-style-name="P6" draw:layer="layout" svg:x1="22.36cm" svg:y1="13.983cm" svg:x2="22.795cm" svg:y2="13.988cm" draw:start-shape="id45" draw:start-glue-point="10" draw:end-shape="id47" draw:end-glue-point="3">
          <text:p text:style-name="P1"/>
        </draw:connector>
        <draw:custom-shape draw:style-name="gr6" draw:text-style-name="P6" draw:id="id48" draw:layer="layout" svg:width="3.925cm" svg:height="0.695cm" svg:x="19.825cm" svg:y="15.731cm">
          <text:p text:style-name="P9">Bar2 (Bar1)</text:p>
          <draw:enhanced-geometry svg:viewBox="0 0 21600 21600" draw:type="rectangle" draw:enhanced-path="M 0 0 L 21600 0 21600 21600 0 21600 0 0 Z N"/>
        </draw:custom-shape>
        <draw:custom-shape draw:style-name="gr6" draw:text-style-name="P6" draw:id="id49" draw:layer="layout" svg:width="0.635cm" svg:height="0.635cm" svg:x="22.33cm" svg:y="16.661cm">
          <text:p text:style-name="P9">c</text:p>
          <draw:enhanced-geometry svg:viewBox="0 0 21600 21600" draw:glue-points="10800 0 3160 3160 0 10800 3160 18440 10800 21600 18440 18440 21600 10800 18440 3160" draw:text-areas="3200 3200 18400 18400" draw:type="ellipse"/>
        </draw:custom-shape>
        <draw:custom-shape draw:style-name="gr6" draw:text-style-name="P6" draw:id="id50" draw:layer="layout" svg:width="0.635cm" svg:height="0.635cm" svg:x="22.33cm" svg:y="17.571cm">
          <text:p text:style-name="P9">d</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21.787cm" svg:y1="16.426cm" svg:x2="22.33cm" svg:y2="16.978cm" draw:start-shape="id48" draw:start-glue-point="2" draw:end-shape="id49" draw:end-glue-point="6">
          <text:p text:style-name="P1"/>
        </draw:connector>
        <draw:connector draw:style-name="gr7" draw:text-style-name="P6" draw:layer="layout" svg:x1="21.787cm" svg:y1="16.426cm" svg:x2="22.33cm" svg:y2="17.888cm" draw:start-shape="id48" draw:start-glue-point="2" draw:end-shape="id50" draw:end-glue-point="6">
          <text:p text:style-name="P1"/>
        </draw:connector>
        <draw:custom-shape draw:style-name="gr6" draw:text-style-name="P6" draw:id="id51" draw:layer="layout" svg:width="1.905cm" svg:height="0.695cm" svg:x="23.4cm" svg:y="16.606cm">
          <text:p text:style-name="P9">Foo</text:p>
          <draw:enhanced-geometry svg:viewBox="0 0 21600 21600" draw:type="rectangle" draw:enhanced-path="M 0 0 L 21600 0 21600 21600 0 21600 0 0 Z N"/>
        </draw:custom-shape>
        <draw:custom-shape draw:style-name="gr8" draw:text-style-name="P9" draw:id="id52" draw:layer="layout" svg:width="1.905cm" svg:height="0.695cm" svg:x="23.4cm" svg:y="17.546cm">
          <text:p text:style-name="P9">Real</text:p>
          <draw:enhanced-geometry svg:viewBox="0 0 21600 21600" draw:type="rectangle" draw:enhanced-path="M 0 0 L 21600 0 21600 21600 0 21600 0 0 Z N"/>
        </draw:custom-shape>
        <draw:connector draw:style-name="gr7" draw:text-style-name="P6" draw:layer="layout" svg:x1="22.965cm" svg:y1="16.978cm" svg:x2="23.4cm" svg:y2="16.953cm" draw:start-shape="id49" draw:start-glue-point="10" draw:end-shape="id51" draw:end-glue-point="3">
          <text:p text:style-name="P1"/>
        </draw:connector>
        <draw:connector draw:style-name="gr7" draw:text-style-name="P6" draw:layer="layout" svg:x1="22.965cm" svg:y1="17.888cm" svg:x2="23.4cm" svg:y2="17.893cm" draw:start-shape="id50" draw:start-glue-point="10" draw:end-shape="id52" draw:end-glue-point="3">
          <text:p text:style-name="P1"/>
        </draw:connector>
        <draw:connector draw:style-name="gr10" draw:text-style-name="P6" draw:layer="layout" draw:type="curve" draw:line-skew="-0.597cm" svg:x1="19.825cm" svg:y1="16.078cm" svg:x2="19.82cm" svg:y2="12.173cm" draw:start-shape="id48" draw:start-glue-point="3" draw:end-shape="id43" draw:end-glue-point="3">
          <text:p text:style-name="P1"/>
        </draw:connector>
        <draw:custom-shape draw:style-name="gr15" draw:text-style-name="P9" draw:id="id53" draw:layer="layout" svg:width="3.175cm" svg:height="0.635cm" svg:x="22.306cm" svg:y="18.455cm">
          <text:p text:style-name="P9">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22.306cm" svg:y1="18.772cm" svg:x2="21.787cm" svg:y2="16.426cm" draw:start-shape="id53" draw:start-glue-point="3" draw:end-shape="id48" draw:end-glue-point="2">
          <text:p text:style-name="P1"/>
        </draw:connector>
        <draw:custom-shape draw:style-name="gr15" draw:text-style-name="P9" draw:id="id54" draw:layer="layout" svg:width="3.175cm" svg:height="0.635cm" svg:x="21.807cm" svg:y="14.52cm">
          <text:p text:style-name="P9">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21.807cm" svg:y1="14.837cm" svg:x2="20.772cm" svg:y2="12.521cm" draw:start-shape="id54" draw:start-glue-point="3" draw:end-shape="id43" draw:end-glue-point="2">
          <text:p text:style-name="P1"/>
        </draw:connector>
        <draw:custom-shape draw:style-name="gr15" draw:text-style-name="P9" draw:layer="layout" svg:width="4.932cm" svg:height="0.635cm" svg:x="19.808cm" svg:y="19.721cm">
          <text:p text:style-name="P9">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id="id55" draw:layer="layout" svg:width="3.175cm" svg:height="1.27cm" svg:x="0.435cm" svg:y="5.842cm">
          <text:p text:style-name="P9">Program</text:p>
          <draw:enhanced-geometry svg:viewBox="0 0 21600 21600" draw:type="rectangle" draw:enhanced-path="M 0 0 L 21600 0 21600 21600 0 21600 0 0 Z N"/>
        </draw:custom-shape>
        <draw:connector draw:style-name="gr7" draw:text-style-name="P6" draw:layer="layout" svg:x1="2.022cm" svg:y1="7.112cm" svg:x2="2.005cm" svg:y2="20.527cm" draw:start-shape="id55">
          <text:p text:style-name="P1"/>
        </draw:connector>
        <draw:custom-shape draw:style-name="gr6" draw:text-style-name="P6" draw:id="id56" draw:layer="layout" svg:width="1.905cm" svg:height="0.695cm" svg:x="2.34cm" svg:y="8.662cm">
          <text:p text:style-name="P9">Foo</text:p>
          <draw:enhanced-geometry svg:viewBox="0 0 21600 21600" draw:type="rectangle" draw:enhanced-path="M 0 0 L 21600 0 21600 21600 0 21600 0 0 Z N"/>
        </draw:custom-shape>
        <draw:custom-shape draw:style-name="gr6" draw:text-style-name="P6" draw:id="id57" draw:layer="layout" svg:width="1.47cm" svg:height="0.635cm" svg:x="4.245cm" svg:y="9.592cm">
          <text:p text:style-name="P9">a,b</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3.292cm" svg:y1="9.357cm" svg:x2="4.245cm" svg:y2="9.909cm" draw:start-shape="id56" draw:start-glue-point="2" draw:end-shape="id57" draw:end-glue-point="6">
          <text:p text:style-name="P1"/>
        </draw:connector>
        <draw:custom-shape draw:style-name="gr8" draw:text-style-name="P9" draw:id="id58" draw:layer="layout" svg:width="1.905cm" svg:height="0.695cm" svg:x="6.215cm" svg:y="9.572cm">
          <text:p text:style-name="P9">Real</text:p>
          <draw:enhanced-geometry svg:viewBox="0 0 21600 21600" draw:type="rectangle" draw:enhanced-path="M 0 0 L 21600 0 21600 21600 0 21600 0 0 Z N"/>
        </draw:custom-shape>
        <draw:connector draw:style-name="gr7" draw:text-style-name="P6" draw:layer="layout" svg:x1="5.715cm" svg:y1="9.909cm" svg:x2="6.215cm" svg:y2="9.919cm" draw:start-shape="id57" draw:start-glue-point="10" draw:end-shape="id58" draw:end-glue-point="3">
          <text:p text:style-name="P1"/>
        </draw:connector>
        <draw:custom-shape draw:style-name="gr6" draw:text-style-name="P6" draw:id="id66" draw:layer="layout" svg:width="1.905cm" svg:height="0.695cm" svg:x="2.32cm" svg:y="11.327cm">
          <text:p text:style-name="P9">Bar1</text:p>
          <draw:enhanced-geometry svg:viewBox="0 0 21600 21600" draw:type="rectangle" draw:enhanced-path="M 0 0 L 21600 0 21600 21600 0 21600 0 0 Z N"/>
        </draw:custom-shape>
        <draw:custom-shape draw:style-name="gr6" draw:text-style-name="P6" draw:id="id59" draw:layer="layout" svg:width="3.925cm" svg:height="0.695cm" svg:x="2.325cm" svg:y="15.732cm">
          <text:p text:style-name="P9">Bar2 (Bar1)</text:p>
          <draw:enhanced-geometry svg:viewBox="0 0 21600 21600" draw:type="rectangle" draw:enhanced-path="M 0 0 L 21600 0 21600 21600 0 21600 0 0 Z N"/>
        </draw:custom-shape>
        <draw:custom-shape draw:style-name="gr6" draw:text-style-name="P6" draw:id="id60" draw:layer="layout" svg:width="0.635cm" svg:height="0.635cm" svg:x="4.83cm" svg:y="16.662cm">
          <text:p text:style-name="P9">c</text:p>
          <draw:enhanced-geometry svg:viewBox="0 0 21600 21600" draw:glue-points="10800 0 3160 3160 0 10800 3160 18440 10800 21600 18440 18440 21600 10800 18440 3160" draw:text-areas="3200 3200 18400 18400" draw:type="ellipse"/>
        </draw:custom-shape>
        <draw:custom-shape draw:style-name="gr6" draw:text-style-name="P6" draw:id="id61" draw:layer="layout" svg:width="0.635cm" svg:height="0.635cm" svg:x="4.83cm" svg:y="17.572cm">
          <text:p text:style-name="P9">d</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4.287cm" svg:y1="16.427cm" svg:x2="4.83cm" svg:y2="16.979cm" draw:start-shape="id59" draw:start-glue-point="2" draw:end-shape="id60" draw:end-glue-point="6">
          <text:p text:style-name="P1"/>
        </draw:connector>
        <draw:connector draw:style-name="gr7" draw:text-style-name="P6" draw:layer="layout" svg:x1="4.287cm" svg:y1="16.427cm" svg:x2="4.83cm" svg:y2="17.889cm" draw:start-shape="id59" draw:start-glue-point="2" draw:end-shape="id61" draw:end-glue-point="6">
          <text:p text:style-name="P1"/>
        </draw:connector>
        <draw:custom-shape draw:style-name="gr6" draw:text-style-name="P6" draw:id="id62" draw:layer="layout" svg:width="1.905cm" svg:height="0.695cm" svg:x="5.9cm" svg:y="16.607cm">
          <text:p text:style-name="P9">Foo</text:p>
          <draw:enhanced-geometry svg:viewBox="0 0 21600 21600" draw:type="rectangle" draw:enhanced-path="M 0 0 L 21600 0 21600 21600 0 21600 0 0 Z N"/>
        </draw:custom-shape>
        <draw:custom-shape draw:style-name="gr8" draw:text-style-name="P9" draw:id="id63" draw:layer="layout" svg:width="1.905cm" svg:height="0.695cm" svg:x="5.9cm" svg:y="17.547cm">
          <text:p text:style-name="P9">Real</text:p>
          <draw:enhanced-geometry svg:viewBox="0 0 21600 21600" draw:type="rectangle" draw:enhanced-path="M 0 0 L 21600 0 21600 21600 0 21600 0 0 Z N"/>
        </draw:custom-shape>
        <draw:connector draw:style-name="gr7" draw:text-style-name="P6" draw:layer="layout" svg:x1="5.465cm" svg:y1="16.979cm" svg:x2="5.9cm" svg:y2="16.954cm" draw:start-shape="id60" draw:start-glue-point="10" draw:end-shape="id62" draw:end-glue-point="3">
          <text:p text:style-name="P1"/>
        </draw:connector>
        <draw:connector draw:style-name="gr7" draw:text-style-name="P6" draw:layer="layout" svg:x1="5.465cm" svg:y1="17.889cm" svg:x2="5.9cm" svg:y2="17.894cm" draw:start-shape="id61" draw:start-glue-point="10" draw:end-shape="id63" draw:end-glue-point="3">
          <text:p text:style-name="P1"/>
        </draw:connector>
        <draw:custom-shape draw:style-name="gr15" draw:text-style-name="P9" draw:id="id64" draw:layer="layout" svg:width="3.175cm" svg:height="0.635cm" svg:x="4.806cm" svg:y="18.456cm">
          <text:p text:style-name="P9">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4.806cm" svg:y1="18.773cm" svg:x2="4.287cm" svg:y2="16.427cm" draw:start-shape="id64" draw:start-glue-point="3" draw:end-shape="id59" draw:end-glue-point="2">
          <text:p text:style-name="P1"/>
        </draw:connector>
        <draw:custom-shape draw:style-name="gr15" draw:text-style-name="P9" draw:id="id65" draw:layer="layout" svg:width="3.175cm" svg:height="0.635cm" svg:x="4.307cm" svg:y="13.221cm">
          <text:p text:style-name="P9">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4.307cm" svg:y1="13.538cm" svg:x2="3.272cm" svg:y2="12.022cm" draw:start-shape="id65" draw:start-glue-point="3" draw:end-shape="id66" draw:end-glue-point="2">
          <text:p text:style-name="P1"/>
        </draw:connector>
        <draw:custom-shape draw:style-name="gr15" draw:text-style-name="P9" draw:layer="layout" svg:width="4.932cm" svg:height="0.635cm" svg:x="2.308cm" svg:y="19.722cm">
          <text:p text:style-name="P9">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9" draw:layer="layout" svg:width="6.582cm" svg:height="0.635cm" svg:x="2.308cm" svg:y="7.623cm">
          <text:p text:style-name="P9">from stdlib import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layer="layout" svg:width="9.667cm" svg:height="0.962cm" svg:x="0.205cm" svg:y="1.846cm">
          <draw:text-box>
            <text:p text:style-name="P1">Parse tree from main source file:</text:p>
          </draw:text-box>
        </draw:frame>
        <draw:custom-shape draw:style-name="gr16" draw:text-style-name="P6" draw:layer="layout" svg:width="7.53cm" svg:height="2.54cm" svg:x="9.615cm" svg:y="5.651cm">
          <text:p text:style-name="P9">resolve imports</text:p>
          <text:p text:style-name="P9">recursively</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3" draw:text-style-name="P6" draw:layer="layout" svg:width="0.635cm" svg:height="0.635cm" svg:x="10.16cm" svg:y="6.35cm">
          <text:p text:style-name="P1"/>
          <draw:enhanced-geometry svg:viewBox="0 0 780 907" draw:type="non-primitive" draw:enhanced-path="M 390 0 L 492 276 780 228 594 457 780 679 492 631 390 907 288 631 0 679 186 457 0 228 288 276 390 0 Z N"/>
        </draw:custom-shape>
        <draw:frame draw:style-name="gr17" draw:text-style-name="P1" draw:layer="layout" svg:width="5.415cm" svg:height="0.962cm" svg:x="22.39cm" svg:y="5.112cm">
          <draw:text-box>
            <text:p text:style-name="P1">standard library</text:p>
          </draw:text-box>
        </draw:frame>
        <draw:frame draw:style-name="gr1" draw:text-style-name="P1" draw:layer="layout" svg:width="11.96cm" svg:height="3.095cm" svg:x="0.74cm" svg:y="2.61cm">
          <draw:text-box>
            <text:list text:style-name="L1">
              <text:list-item>
                <text:p text:style-name="P4">Flatten compound data statements.</text:p>
              </text:list-item>
            </text:list>
            <text:list text:style-name="L1">
              <text:list-item>
                <text:p text:style-name="P4">Set default data roles.</text:p>
              </text:list-item>
            </text:list>
            <text:list text:style-name="L1">
              <text:list-item>
                <text:p text:style-name="P4">Build symbol table.</text:p>
              </text:list-item>
            </text:list>
            <text:list text:style-name="L1">
              <text:list-item>
                <text:p text:style-name="P4">Interpret program statements.</text:p>
              </text:list-item>
            </text:list>
          </draw:text-box>
        </draw:frame>
        <draw:custom-shape draw:style-name="gr15" draw:text-style-name="P9" draw:id="id67" draw:layer="layout" svg:width="3.321cm" svg:height="0.635cm" svg:x="24.009cm" svg:y="6.6cm">
          <text:p text:style-name="P9">=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23.485cm" svg:y1="6.928cm" svg:x2="24.009cm" svg:y2="6.917cm" draw:start-shape="id42" draw:start-glue-point="1" draw:end-shape="id67" draw:end-glue-point="3">
          <text:p text:style-name="P1"/>
        </draw:connector>
        <draw:custom-shape draw:style-name="gr13" draw:text-style-name="P6" draw:layer="layout" svg:width="0.635cm" svg:height="0.635cm" svg:x="0.235cm" svg:y="4.905cm">
          <text:p text:style-name="P1"/>
          <draw:enhanced-geometry svg:viewBox="0 0 780 907" draw:type="non-primitive" draw:enhanced-path="M 390 0 L 492 276 780 228 594 457 780 679 492 631 390 907 288 631 0 679 186 457 0 228 288 276 390 0 Z N"/>
        </draw:custom-shape>
        <draw:frame draw:style-name="gr1" draw:text-style-name="P1" draw:layer="layout" svg:width="10.39cm" svg:height="3.806cm" svg:x="8.09cm" svg:y="10.925cm">
          <draw:text-box>
            <text:list text:style-name="L1">
              <text:list-item>
                <text:p text:style-name="P4">Build symbol table?</text:p>
              </text:list-item>
            </text:list>
            <text:list text:style-name="L1">
              <text:list-item>
                <text:p text:style-name="P4">Check semantic?</text:p>
              </text:list-item>
            </text:list>
            <text:list text:style-name="L1">
              <text:list-item>
                <text:list>
                  <text:list-item>
                    <text:p text:style-name="P5">duplicate (inherited) symbols</text:p>
                  </text:list-item>
                </text:list>
              </text:list-item>
            </text:list>
            <text:list text:style-name="L1">
              <text:list-item>
                <text:list>
                  <text:list-item>
                    <text:p text:style-name="P5">assignments to constants</text:p>
                  </text:list-item>
                </text:list>
              </text:list-item>
            </text:list>
            <text:list text:style-name="L1">
              <text:list-item>
                <text:list>
                  <text:list-item>
                    <text:p text:style-name="P5">access to attributes</text:p>
                  </text:list-item>
                </text:list>
              </text:list-item>
            </text:list>
          </draw:text-box>
        </draw:frame>
        <draw:custom-shape draw:style-name="gr13" draw:text-style-name="P6" draw:layer="layout" svg:width="0.635cm" svg:height="0.635cm" svg:x="14.261cm" svg:y="11.111cm">
          <text:p text:style-name="P1"/>
          <draw:enhanced-geometry svg:viewBox="0 0 780 907" draw:type="non-primitive" draw:enhanced-path="M 390 0 L 492 276 780 228 594 457 780 679 492 631 390 907 288 631 0 679 186 457 0 228 288 276 390 0 Z N"/>
        </draw:custom-shape>
        <draw:frame draw:style-name="gr12" draw:layer="layout" svg:width="8.922cm" svg:height="1.673cm" svg:x="8.32cm" svg:y="19.185cm">
          <draw:text-box>
            <text:p text:style-name="P1">Build simulation object tree.</text:p>
            <text:p text:style-name="P1">(Instantiate simulation object.)</text:p>
          </draw:text-box>
        </draw:frame>
        <draw:custom-shape draw:style-name="gr13" draw:text-style-name="P6" draw:layer="layout" svg:width="0.635cm" svg:height="0.635cm" svg:x="7.827cm" svg:y="19.717cm">
          <text:p text:style-name="P1"/>
          <draw:enhanced-geometry svg:viewBox="0 0 780 907" draw:type="non-primitive" draw:enhanced-path="M 390 0 L 492 276 780 228 594 457 780 679 492 631 390 907 288 631 0 679 186 457 0 228 288 276 390 0 Z N"/>
        </draw:custom-shape>
        <draw:frame draw:style-name="gr12" draw:layer="layout" svg:width="8.456cm" svg:height="0.962cm" svg:x="10.265cm" svg:y="15.3cm">
          <draw:text-box>
            <text:p text:style-name="P1">Create inheritance pointers?</text:p>
          </draw:text-box>
        </draw:frame>
        <draw:custom-shape draw:style-name="gr13" draw:text-style-name="P6" draw:layer="layout" svg:width="0.635cm" svg:height="0.635cm" svg:x="13.762cm" svg:y="11.752cm">
          <text:p text:style-name="P1"/>
          <draw:enhanced-geometry svg:viewBox="0 0 780 907" draw:type="non-primitive" draw:enhanced-path="M 390 0 L 492 276 780 228 594 457 780 679 492 631 390 907 288 631 0 679 186 457 0 228 288 276 390 0 Z N"/>
        </draw:custom-shape>
        <draw:custom-shape draw:style-name="gr6" draw:text-style-name="P6" draw:id="id68" draw:layer="layout" svg:width="1.47cm" svg:height="0.635cm" svg:x="4.245cm" svg:y="12.292cm">
          <text:p text:style-name="P9">a,b</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3.272cm" svg:y1="12.022cm" svg:x2="4.245cm" svg:y2="12.609cm" draw:start-shape="id66" draw:start-glue-point="2" draw:end-shape="id68" draw:end-glue-point="6">
          <text:p text:style-name="P1"/>
        </draw:connector>
        <draw:custom-shape draw:style-name="gr8" draw:text-style-name="P9" draw:id="id69" draw:layer="layout" svg:width="1.905cm" svg:height="0.695cm" svg:x="6.215cm" svg:y="12.272cm">
          <text:p text:style-name="P9">Real</text:p>
          <draw:enhanced-geometry svg:viewBox="0 0 21600 21600" draw:type="rectangle" draw:enhanced-path="M 0 0 L 21600 0 21600 21600 0 21600 0 0 Z N"/>
        </draw:custom-shape>
        <draw:connector draw:style-name="gr7" draw:text-style-name="P6" draw:layer="layout" svg:x1="5.715cm" svg:y1="12.609cm" svg:x2="6.215cm" svg:y2="12.619cm" draw:start-shape="id68" draw:start-glue-point="10" draw:end-shape="id69" draw:end-glue-point="3">
          <text:p text:style-name="P1"/>
        </draw:connector>
        <draw:custom-shape draw:style-name="gr18" draw:text-style-name="P13" draw:layer="layout" svg:width="11.43cm" svg:height="1.705cm" svg:x="8.89cm" svg:y="8.99cm">
          <text:p text:style-name="P8">Flatten compound data defini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layer="layout" svg:width="11.492cm" svg:height="0.962cm" svg:x="16.406cm" svg:y="1.846cm">
          <draw:text-box>
            <text:p text:style-name="P1">Complete parse tree of whole program:</text:p>
          </draw:text-box>
        </draw:frame>
        <draw:connector draw:style-name="gr19" draw:text-style-name="P6" draw:layer="layout" draw:type="curve" draw:line-skew="0.742cm -1.351cm -0.799cm" svg:x1="25.305cm" svg:y1="16.953cm" svg:x2="19.84cm" svg:y2="8.608cm" draw:start-shape="id51" draw:start-glue-point="1" draw:end-shape="id36" draw:end-glue-point="3">
          <text:p text:style-name="P1"/>
        </draw:connector>
        <draw:frame draw:style-name="gr20" draw:text-style-name="P1" draw:layer="layout" svg:width="7.62cm" svg:height="1.678cm" svg:x="10.2cm" svg:y="16.022cm">
          <draw:text-box>
            <text:p text:style-name="P1">Create pointers to class definitions?</text:p>
          </draw:text-box>
        </draw:frame>
        <draw:connector draw:style-name="gr19" draw:text-style-name="P6" draw:layer="layout" draw:type="curve" draw:line-skew="0.995cm 0.311cm -1.033cm" svg:x1="24.72cm" svg:y1="9.518cm" svg:x2="19.84cm" svg:y2="5.733cm" draw:start-shape="id39" draw:start-glue-point="1" draw:end-shape="id70" draw:end-glue-point="3">
          <text:p text:style-name="P1"/>
        </draw:connector>
        <draw:custom-shape draw:style-name="gr13" draw:text-style-name="P6" draw:layer="layout" svg:width="0.635cm" svg:height="0.635cm" svg:x="25.727cm" svg:y="16.217cm">
          <text:p text:style-name="P1"/>
          <draw:enhanced-geometry svg:viewBox="0 0 780 907" draw:type="non-primitive" draw:enhanced-path="M 390 0 L 492 276 780 228 594 457 780 679 492 631 390 907 288 631 0 679 186 457 0 228 288 276 390 0 Z N"/>
        </draw:custom-shape>
        <draw:path draw:style-name="gr21" draw:text-style-name="P6" draw:layer="layout" svg:width="7.362cm" svg:height="2.425cm" svg:x="2.113cm" svg:y="6.286cm" svg:viewBox="0 0 7363 2426" svg:d="m3820 569c-599-348-1297-550-1964-441-421 68-820 228-1203 441s-723 602-641 1082c109 642 783 394 1162 521 511 171 1037 203 1564 241 412 29 828 0 1243 0 480 0 961 0 1443 0 413 0 830-39 1242 0 601 57 596-563 682-922 116-484-422-852-842-1042-397-180-810-294-1243-361-449-70-882-74-1323-80-418-6-894-68-1242 240l-201 201">
          <text:p text:style-name="P1"/>
        </draw:path>
        <draw:frame draw:style-name="gr12" draw:layer="layout" svg:width="4.549cm" svg:height="0.962cm" draw:transform="rotate (-0.20280725908289) translate (5.319cm 5.975cm)">
          <draw:text-box>
            <text:p text:style-name="P1">Needs design!</text:p>
          </draw:text-box>
        </draw:frame>
        <presentation:notes draw:style-name="dp2">
          <draw:page-thumbnail draw:style-name="gr2" draw:layer="layout" svg:width="13.968cm" svg:height="10.476cm" svg:x="3.81cm" svg:y="2.123cm" draw:page-number="7" presentation:class="page"/>
          <draw:frame presentation:style-name="pr3" draw:text-style-name="P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5" draw:text-style-name="P1" draw:layer="layout" svg:width="25.199cm" svg:height="1.737cm" svg:x="1.4cm" svg:y="0.218cm" presentation:class="title" presentation:user-transformed="true">
          <draw:text-box>
            <text:p text:style-name="P1">Program Tree</text:p>
          </draw:text-box>
        </draw:frame>
        <draw:custom-shape draw:style-name="gr6" draw:text-style-name="P6" draw:id="id71" draw:layer="layout" svg:width="3.175cm" svg:height="1.27cm" svg:x="0.635cm" svg:y="3.54cm">
          <text:p text:style-name="P9">Program</text:p>
          <draw:enhanced-geometry svg:viewBox="0 0 21600 21600" draw:type="rectangle" draw:enhanced-path="M 0 0 L 21600 0 21600 21600 0 21600 0 0 Z N"/>
        </draw:custom-shape>
        <draw:connector draw:style-name="gr7" draw:text-style-name="P6" draw:layer="layout" svg:x1="2.222cm" svg:y1="4.81cm" svg:x2="2.205cm" svg:y2="20.525cm" draw:start-shape="id71">
          <text:p text:style-name="P1"/>
        </draw:connector>
        <draw:custom-shape draw:style-name="gr6" draw:text-style-name="P6" draw:id="id72" draw:layer="layout" svg:width="1.905cm" svg:height="0.695cm" svg:x="2.54cm" svg:y="8.86cm">
          <text:p text:style-name="P9">Foo</text:p>
          <draw:enhanced-geometry svg:viewBox="0 0 21600 21600" draw:type="rectangle" draw:enhanced-path="M 0 0 L 21600 0 21600 21600 0 21600 0 0 Z N"/>
        </draw:custom-shape>
        <draw:custom-shape draw:style-name="gr6" draw:text-style-name="P6" draw:id="id73" draw:layer="layout" svg:width="0.635cm" svg:height="0.635cm" svg:x="4.445cm" svg:y="9.79cm">
          <text:p text:style-name="P9">a</text:p>
          <draw:enhanced-geometry svg:viewBox="0 0 21600 21600" draw:glue-points="10800 0 3160 3160 0 10800 3160 18440 10800 21600 18440 18440 21600 10800 18440 3160" draw:text-areas="3200 3200 18400 18400" draw:type="ellipse"/>
        </draw:custom-shape>
        <draw:custom-shape draw:style-name="gr6" draw:text-style-name="P6" draw:id="id74" draw:layer="layout" svg:width="0.635cm" svg:height="0.635cm" svg:x="4.445cm" svg:y="10.7cm">
          <text:p text:style-name="P9">b</text:p>
          <draw:enhanced-geometry svg:viewBox="0 0 21600 21600" draw:glue-points="10800 0 3160 3160 0 10800 3160 18440 10800 21600 18440 18440 21600 10800 18440 3160" draw:text-areas="3200 3200 18400 18400" draw:type="ellipse"/>
        </draw:custom-shape>
        <draw:custom-shape draw:style-name="gr6" draw:text-style-name="P6" draw:id="id77" draw:layer="layout" svg:width="1.27cm" svg:height="0.635cm" svg:x="2.54cm" svg:y="6.615cm">
          <text:p text:style-name="P9">pi</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3.492cm" svg:y1="9.555cm" svg:x2="4.445cm" svg:y2="10.107cm" draw:start-shape="id72" draw:start-glue-point="2" draw:end-shape="id73" draw:end-glue-point="6">
          <text:p text:style-name="P1"/>
        </draw:connector>
        <draw:connector draw:style-name="gr7" draw:text-style-name="P6" draw:layer="layout" svg:x1="3.492cm" svg:y1="9.555cm" svg:x2="4.445cm" svg:y2="11.017cm" draw:start-shape="id72" draw:start-glue-point="2" draw:end-shape="id74" draw:end-glue-point="6">
          <text:p text:style-name="P1"/>
        </draw:connector>
        <draw:custom-shape draw:style-name="gr8" draw:text-style-name="P9" draw:layer="layout" svg:width="1.905cm" svg:height="0.695cm" svg:x="2.54cm" svg:y="5.385cm">
          <text:p text:style-name="P9">Real</text:p>
          <draw:enhanced-geometry svg:viewBox="0 0 21600 21600" draw:type="rectangle" draw:enhanced-path="M 0 0 L 21600 0 21600 21600 0 21600 0 0 Z N"/>
        </draw:custom-shape>
        <draw:custom-shape draw:style-name="gr8" draw:text-style-name="P9" draw:id="id75" draw:layer="layout" svg:width="1.905cm" svg:height="0.695cm" svg:x="5.515cm" svg:y="9.77cm">
          <text:p text:style-name="P9">Real</text:p>
          <draw:enhanced-geometry svg:viewBox="0 0 21600 21600" draw:type="rectangle" draw:enhanced-path="M 0 0 L 21600 0 21600 21600 0 21600 0 0 Z N"/>
        </draw:custom-shape>
        <draw:custom-shape draw:style-name="gr8" draw:text-style-name="P9" draw:id="id76" draw:layer="layout" svg:width="1.905cm" svg:height="0.695cm" svg:x="5.515cm" svg:y="10.675cm">
          <text:p text:style-name="P9">Real</text:p>
          <draw:enhanced-geometry svg:viewBox="0 0 21600 21600" draw:type="rectangle" draw:enhanced-path="M 0 0 L 21600 0 21600 21600 0 21600 0 0 Z N"/>
        </draw:custom-shape>
        <draw:connector draw:style-name="gr7" draw:text-style-name="P6" draw:layer="layout" svg:x1="5.08cm" svg:y1="10.107cm" svg:x2="5.515cm" svg:y2="10.117cm" draw:start-shape="id73" draw:start-glue-point="10" draw:end-shape="id75" draw:end-glue-point="3">
          <text:p text:style-name="P1"/>
        </draw:connector>
        <draw:connector draw:style-name="gr7" draw:text-style-name="P6" draw:layer="layout" svg:x1="5.08cm" svg:y1="11.017cm" svg:x2="5.515cm" svg:y2="11.022cm" draw:start-shape="id74" draw:start-glue-point="10" draw:end-shape="id76" draw:end-glue-point="3">
          <text:p text:style-name="P1"/>
        </draw:connector>
        <draw:custom-shape draw:style-name="gr8" draw:text-style-name="P9" draw:id="id78" draw:layer="layout" svg:width="1.905cm" svg:height="0.695cm" svg:x="4.28cm" svg:y="6.58cm">
          <text:p text:style-name="P9">Real</text:p>
          <draw:enhanced-geometry svg:viewBox="0 0 21600 21600" draw:type="rectangle" draw:enhanced-path="M 0 0 L 21600 0 21600 21600 0 21600 0 0 Z N"/>
        </draw:custom-shape>
        <draw:connector draw:style-name="gr7" draw:text-style-name="P6" draw:layer="layout" svg:x1="3.81cm" svg:y1="6.932cm" svg:x2="4.28cm" svg:y2="6.927cm" draw:start-shape="id77" draw:start-glue-point="10" draw:end-shape="id78" draw:end-glue-point="3">
          <text:p text:style-name="P1"/>
        </draw:connector>
        <draw:custom-shape draw:style-name="gr6" draw:text-style-name="P6" draw:id="id79" draw:layer="layout" svg:width="1.905cm" svg:height="0.695cm" svg:x="2.52cm" svg:y="11.825cm">
          <text:p text:style-name="P9">Bar1</text:p>
          <draw:enhanced-geometry svg:viewBox="0 0 21600 21600" draw:type="rectangle" draw:enhanced-path="M 0 0 L 21600 0 21600 21600 0 21600 0 0 Z N"/>
        </draw:custom-shape>
        <draw:custom-shape draw:style-name="gr6" draw:text-style-name="P6" draw:id="id80" draw:layer="layout" svg:width="0.635cm" svg:height="0.635cm" svg:x="4.425cm" svg:y="12.755cm">
          <text:p text:style-name="P9">a</text:p>
          <draw:enhanced-geometry svg:viewBox="0 0 21600 21600" draw:glue-points="10800 0 3160 3160 0 10800 3160 18440 10800 21600 18440 18440 21600 10800 18440 3160" draw:text-areas="3200 3200 18400 18400" draw:type="ellipse"/>
        </draw:custom-shape>
        <draw:custom-shape draw:style-name="gr6" draw:text-style-name="P6" draw:id="id81" draw:layer="layout" svg:width="0.635cm" svg:height="0.635cm" svg:x="4.425cm" svg:y="13.665cm">
          <text:p text:style-name="P9">b</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3.472cm" svg:y1="12.52cm" svg:x2="4.425cm" svg:y2="13.072cm" draw:start-shape="id79" draw:start-glue-point="2" draw:end-shape="id80" draw:end-glue-point="6">
          <text:p text:style-name="P1"/>
        </draw:connector>
        <draw:connector draw:style-name="gr7" draw:text-style-name="P6" draw:layer="layout" svg:x1="3.472cm" svg:y1="12.52cm" svg:x2="4.425cm" svg:y2="13.982cm" draw:start-shape="id79" draw:start-glue-point="2" draw:end-shape="id81" draw:end-glue-point="6">
          <text:p text:style-name="P1"/>
        </draw:connector>
        <draw:custom-shape draw:style-name="gr8" draw:text-style-name="P9" draw:id="id82" draw:layer="layout" svg:width="1.905cm" svg:height="0.695cm" svg:x="5.495cm" svg:y="12.735cm">
          <text:p text:style-name="P9">Real</text:p>
          <draw:enhanced-geometry svg:viewBox="0 0 21600 21600" draw:type="rectangle" draw:enhanced-path="M 0 0 L 21600 0 21600 21600 0 21600 0 0 Z N"/>
        </draw:custom-shape>
        <draw:custom-shape draw:style-name="gr8" draw:text-style-name="P9" draw:id="id83" draw:layer="layout" svg:width="1.905cm" svg:height="0.695cm" svg:x="5.495cm" svg:y="13.64cm">
          <text:p text:style-name="P9">Real</text:p>
          <draw:enhanced-geometry svg:viewBox="0 0 21600 21600" draw:type="rectangle" draw:enhanced-path="M 0 0 L 21600 0 21600 21600 0 21600 0 0 Z N"/>
        </draw:custom-shape>
        <draw:connector draw:style-name="gr7" draw:text-style-name="P6" draw:layer="layout" svg:x1="5.06cm" svg:y1="13.072cm" svg:x2="5.495cm" svg:y2="13.082cm" draw:start-shape="id80" draw:start-glue-point="10" draw:end-shape="id82" draw:end-glue-point="3">
          <text:p text:style-name="P1"/>
        </draw:connector>
        <draw:connector draw:style-name="gr7" draw:text-style-name="P6" draw:layer="layout" svg:x1="5.06cm" svg:y1="13.982cm" svg:x2="5.495cm" svg:y2="13.987cm" draw:start-shape="id81" draw:start-glue-point="10" draw:end-shape="id83" draw:end-glue-point="3">
          <text:p text:style-name="P1"/>
        </draw:connector>
        <draw:custom-shape draw:style-name="gr6" draw:text-style-name="P6" draw:id="id84" draw:layer="layout" svg:width="3.925cm" svg:height="0.695cm" svg:x="2.525cm" svg:y="15.73cm">
          <text:p text:style-name="P9">Bar2 (Bar1)</text:p>
          <draw:enhanced-geometry svg:viewBox="0 0 21600 21600" draw:type="rectangle" draw:enhanced-path="M 0 0 L 21600 0 21600 21600 0 21600 0 0 Z N"/>
        </draw:custom-shape>
        <draw:custom-shape draw:style-name="gr6" draw:text-style-name="P6" draw:id="id85" draw:layer="layout" svg:width="0.635cm" svg:height="0.635cm" svg:x="5.03cm" svg:y="16.66cm">
          <text:p text:style-name="P9">c</text:p>
          <draw:enhanced-geometry svg:viewBox="0 0 21600 21600" draw:glue-points="10800 0 3160 3160 0 10800 3160 18440 10800 21600 18440 18440 21600 10800 18440 3160" draw:text-areas="3200 3200 18400 18400" draw:type="ellipse"/>
        </draw:custom-shape>
        <draw:custom-shape draw:style-name="gr6" draw:text-style-name="P6" draw:id="id86" draw:layer="layout" svg:width="0.635cm" svg:height="0.635cm" svg:x="5.03cm" svg:y="17.57cm">
          <text:p text:style-name="P9">d</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4.487cm" svg:y1="16.425cm" svg:x2="5.03cm" svg:y2="16.977cm" draw:start-shape="id84" draw:start-glue-point="2" draw:end-shape="id85" draw:end-glue-point="6">
          <text:p text:style-name="P1"/>
        </draw:connector>
        <draw:connector draw:style-name="gr7" draw:text-style-name="P6" draw:layer="layout" svg:x1="4.487cm" svg:y1="16.425cm" svg:x2="5.03cm" svg:y2="17.887cm" draw:start-shape="id84" draw:start-glue-point="2" draw:end-shape="id86" draw:end-glue-point="6">
          <text:p text:style-name="P1"/>
        </draw:connector>
        <draw:custom-shape draw:style-name="gr6" draw:text-style-name="P6" draw:id="id87" draw:layer="layout" svg:width="1.905cm" svg:height="0.695cm" svg:x="6.1cm" svg:y="16.605cm">
          <text:p text:style-name="P9">Foo</text:p>
          <draw:enhanced-geometry svg:viewBox="0 0 21600 21600" draw:type="rectangle" draw:enhanced-path="M 0 0 L 21600 0 21600 21600 0 21600 0 0 Z N"/>
        </draw:custom-shape>
        <draw:custom-shape draw:style-name="gr8" draw:text-style-name="P9" draw:id="id88" draw:layer="layout" svg:width="1.905cm" svg:height="0.695cm" svg:x="6.1cm" svg:y="17.545cm">
          <text:p text:style-name="P9">Real</text:p>
          <draw:enhanced-geometry svg:viewBox="0 0 21600 21600" draw:type="rectangle" draw:enhanced-path="M 0 0 L 21600 0 21600 21600 0 21600 0 0 Z N"/>
        </draw:custom-shape>
        <draw:connector draw:style-name="gr7" draw:text-style-name="P6" draw:layer="layout" svg:x1="5.665cm" svg:y1="16.977cm" svg:x2="6.1cm" svg:y2="16.952cm" draw:start-shape="id85" draw:start-glue-point="10" draw:end-shape="id87" draw:end-glue-point="3">
          <text:p text:style-name="P1"/>
        </draw:connector>
        <draw:connector draw:style-name="gr7" draw:text-style-name="P6" draw:layer="layout" svg:x1="5.665cm" svg:y1="17.887cm" svg:x2="6.1cm" svg:y2="17.892cm" draw:start-shape="id86" draw:start-glue-point="10" draw:end-shape="id88" draw:end-glue-point="3">
          <text:p text:style-name="P1"/>
        </draw:connector>
        <draw:connector draw:style-name="gr10" draw:text-style-name="P6" draw:layer="layout" draw:type="curve" draw:line-skew="-0.597cm" svg:x1="2.525cm" svg:y1="16.077cm" svg:x2="2.52cm" svg:y2="12.172cm" draw:start-shape="id84" draw:start-glue-point="3" draw:end-shape="id79" draw:end-glue-point="3">
          <text:p text:style-name="P1"/>
        </draw:connector>
        <draw:frame draw:style-name="gr12" draw:layer="layout" svg:width="14.908cm" svg:height="1.673cm" svg:x="6.516cm" svg:y="1.905cm">
          <draw:text-box>
            <text:p text:style-name="P1">The initial base class 'object' is left out.</text:p>
            <text:p text:style-name="P1">Only data is shown, functions are handled similarly.</text:p>
          </draw:text-box>
        </draw:frame>
        <draw:frame draw:style-name="gr12" draw:layer="layout" svg:width="4.024cm" svg:height="0.962cm" svg:x="10.55cm" svg:y="5.145cm">
          <draw:text-box>
            <text:p text:style-name="P1">Built in class</text:p>
          </draw:text-box>
        </draw:frame>
        <draw:frame draw:style-name="gr12" draw:layer="layout" svg:width="4.905cm" svg:height="0.962cm" svg:x="10.52cm" svg:y="6.488cm">
          <draw:text-box>
            <text:p text:style-name="P1">Global constant</text:p>
          </draw:text-box>
        </draw:frame>
        <draw:frame draw:style-name="gr12" draw:layer="layout" svg:width="5.713cm" svg:height="0.962cm" svg:x="7.42cm" svg:y="8.56cm">
          <draw:text-box>
            <text:p text:style-name="P1">User defined class</text:p>
          </draw:text-box>
        </draw:frame>
        <draw:custom-shape draw:style-name="gr22" draw:text-style-name="P6" draw:layer="layout" svg:width="1.27cm" svg:height="3.81cm" svg:x="15.9cm" svg:y="4.445cm">
          <text:p text:style-name="P1"/>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 draw:layer="layout" svg:width="5.184cm" svg:height="0.962cm" svg:x="17.593cm" svg:y="5.85cm">
          <draw:text-box>
            <text:p text:style-name="P1">Standard Library</text:p>
          </draw:text-box>
        </draw:frame>
        <draw:custom-shape draw:style-name="gr15" draw:text-style-name="P9" draw:id="id89" draw:layer="layout" svg:width="3.175cm" svg:height="0.635cm" svg:x="5.006cm" svg:y="18.454cm">
          <text:p text:style-name="P9">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5.006cm" svg:y1="18.771cm" svg:x2="4.487cm" svg:y2="16.425cm" draw:start-shape="id89" draw:start-glue-point="3" draw:end-shape="id84" draw:end-glue-point="2">
          <text:p text:style-name="P1"/>
        </draw:connector>
        <draw:custom-shape draw:style-name="gr15" draw:text-style-name="P9" draw:id="id90" draw:layer="layout" svg:width="3.175cm" svg:height="0.635cm" svg:x="4.507cm" svg:y="14.519cm">
          <text:p text:style-name="P9">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 draw:layer="layout" svg:width="19.114cm" svg:height="2.384cm" svg:x="8.391cm" svg:y="14.41cm">
          <draw:text-box>
            <text:p text:style-name="P1">Assignment to constant in same class. This can be handled like class attributes in Python. When will this code be executed? Especially consider inheritance. </text:p>
          </draw:text-box>
        </draw:frame>
        <draw:connector draw:style-name="gr7" draw:text-style-name="P6" draw:layer="layout" svg:x1="4.507cm" svg:y1="14.836cm" svg:x2="3.472cm" svg:y2="12.52cm" draw:start-shape="id90" draw:start-glue-point="3" draw:end-shape="id79" draw:end-glue-point="2">
          <text:p text:style-name="P1"/>
        </draw:connector>
        <draw:frame draw:style-name="gr24" draw:text-style-name="P1" draw:layer="layout" svg:width="19.113cm" svg:height="2.01cm" svg:x="8.392cm" svg:y="18.31cm">
          <draw:text-box>
            <text:p text:style-name="P1">Assignment to constant in data member. This can not be handled like class attributes in Python.</text:p>
          </draw:text-box>
        </draw:frame>
        <draw:custom-shape draw:style-name="gr15" draw:text-style-name="P9" draw:layer="layout" svg:width="4.932cm" svg:height="0.635cm" svg:x="2.508cm" svg:y="19.722cm">
          <text:p text:style-name="P9">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9" draw:id="id91" draw:layer="layout" svg:width="3.321cm" svg:height="0.635cm" svg:x="6.71cm" svg:y="6.601cm">
          <text:p text:style-name="P9">=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6.71cm" svg:y1="6.918cm" svg:x2="6.185cm" svg:y2="6.927cm" draw:start-shape="id91" draw:start-glue-point="3" draw:end-shape="id78" draw:end-glue-point="1">
          <text:p text:style-name="P1"/>
        </draw:connector>
        <draw:frame draw:style-name="gr12" draw:layer="layout" svg:width="3.597cm" svg:height="0.962cm" draw:transform="rotate (1.5716689914206) translate (0.348cm 16.115cm)">
          <draw:text-box>
            <text:p text:style-name="P1">inheritance</text:p>
          </draw:text-box>
        </draw:frame>
        <presentation:notes draw:style-name="dp2">
          <draw:page-thumbnail draw:style-name="gr2" draw:layer="layout" svg:width="13.968cm" svg:height="10.476cm" svg:x="3.81cm" svg:y="2.123cm" draw:page-number="8" presentation:class="page"/>
          <draw:frame presentation:style-name="pr3" draw:text-style-name="P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custom-shape draw:style-name="gr16" draw:text-style-name="P6" draw:layer="layout" svg:width="8.755cm" svg:height="1.57cm" svg:x="5.215cm" svg:y="7.62cm">
          <text:p text:style-name="P9">Build tree</text:p>
          <text:p text:style-name="P9">recursive</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5" draw:text-style-name="P1" draw:layer="layout" svg:width="25.199cm" svg:height="1.737cm" svg:x="1.4cm" svg:y="0.219cm" presentation:class="title" presentation:user-transformed="true">
          <draw:text-box>
            <text:p text:style-name="P1">Build Simulation Object Tree</text:p>
          </draw:text-box>
        </draw:frame>
        <draw:custom-shape draw:style-name="gr18" draw:text-style-name="P6" draw:layer="layout" svg:width="3.605cm" svg:height="1.905cm" svg:x="8.955cm" svg:y="16.91cm">
          <text:p text:style-name="P9">copy</text:p>
          <draw:enhanced-geometry svg:viewBox="0 0 21600 21600" draw:text-areas="0 ?f0 ?f5 ?f2" draw:type="right-arrow" draw:modifiers="9024.07553107789 4861.699895068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9" draw:layer="layout" svg:width="3.605cm" svg:height="1.905cm" svg:x="8.955cm" svg:y="13.011cm">
          <text:p text:style-name="P9">copy</text:p>
          <draw:enhanced-geometry svg:viewBox="0 0 21600 21600" draw:mirror-horizontal="false" draw:mirror-vertical="false" draw:text-areas="0 ?f0 ?f5 ?f2" draw:type="right-arrow" draw:modifiers="8344.29583005507 5201.67890870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6" draw:layer="layout" svg:width="5.159cm" svg:height="6.018cm" draw:transform="rotate (1.5713199255702) translate (21.69cm 18.4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26" draw:text-style-name="P6" draw:layer="layout" svg:width="1.855cm" svg:height="1.905cm" svg:x="6.235cm" svg:y="7.01cm">
          <text:p text:style-name="P9">2.4</text:p>
          <draw:enhanced-geometry svg:viewBox="0 0 780 907" draw:type="non-primitive" draw:enhanced-path="M 390 0 L 492 276 780 228 594 457 780 679 492 631 390 907 288 631 0 679 186 457 0 228 288 276 390 0 Z N"/>
        </draw:custom-shape>
        <draw:g>
          <draw:custom-shape draw:style-name="gr14" draw:text-style-name="P6" draw:layer="layout" svg:width="4.65cm" svg:height="3.046cm" svg:x="12.849cm" svg:y="15.969cm">
            <text:p text:style-name="P1"/>
            <draw:enhanced-geometry svg:viewBox="0 0 21600 21600" draw:type="rectangle" draw:enhanced-path="M 0 0 L 21600 0 21600 21600 0 21600 0 0 Z N"/>
          </draw:custom-shape>
          <draw:custom-shape draw:style-name="gr14" draw:text-style-name="P6" draw:layer="layout" svg:width="4.65cm" svg:height="3.046cm" svg:x="12.849cm" svg:y="12.629cm">
            <text:p text:style-name="P1"/>
            <draw:enhanced-geometry svg:viewBox="0 0 21600 21600" draw:type="rectangle" draw:enhanced-path="M 0 0 L 21600 0 21600 21600 0 21600 0 0 Z N"/>
          </draw:custom-shape>
          <draw:custom-shape draw:style-name="gr6" draw:text-style-name="P6" draw:id="id92" draw:layer="layout" svg:width="3.925cm" svg:height="0.695cm" svg:x="11.425cm" svg:y="11.652cm">
            <text:p text:style-name="P9">Bar2 (Bar1)</text:p>
            <draw:enhanced-geometry svg:viewBox="0 0 21600 21600" draw:type="rectangle" draw:enhanced-path="M 0 0 L 21600 0 21600 21600 0 21600 0 0 Z N"/>
          </draw:custom-shape>
          <draw:custom-shape draw:style-name="gr6" draw:text-style-name="P6" draw:id="id93" draw:layer="layout" svg:width="0.635cm" svg:height="0.635cm" svg:x="13.93cm" svg:y="16.262cm">
            <text:p text:style-name="P9">c</text:p>
            <draw:enhanced-geometry svg:viewBox="0 0 21600 21600" draw:glue-points="10800 0 3160 3160 0 10800 3160 18440 10800 21600 18440 18440 21600 10800 18440 3160" draw:text-areas="3200 3200 18400 18400" draw:type="ellipse"/>
          </draw:custom-shape>
          <draw:custom-shape draw:style-name="gr6" draw:text-style-name="P6" draw:id="id94" draw:layer="layout" svg:width="0.635cm" svg:height="0.635cm" svg:x="13.93cm" svg:y="17.172cm">
            <text:p text:style-name="P9">d</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13.387cm" svg:y1="12.347cm" svg:x2="13.93cm" svg:y2="16.579cm" draw:start-shape="id92" draw:start-glue-point="2" draw:end-shape="id93" draw:end-glue-point="6">
            <text:p text:style-name="P1"/>
          </draw:connector>
          <draw:connector draw:style-name="gr7" draw:text-style-name="P6" draw:layer="layout" svg:x1="13.387cm" svg:y1="12.347cm" svg:x2="13.93cm" svg:y2="17.489cm" draw:start-shape="id92" draw:start-glue-point="2" draw:end-shape="id94" draw:end-glue-point="6">
            <text:p text:style-name="P1"/>
          </draw:connector>
          <draw:custom-shape draw:style-name="gr6" draw:text-style-name="P6" draw:id="id95" draw:layer="layout" svg:width="1.905cm" svg:height="0.695cm" svg:x="15cm" svg:y="16.247cm">
            <text:p text:style-name="P9">Foo</text:p>
            <draw:enhanced-geometry svg:viewBox="0 0 21600 21600" draw:type="rectangle" draw:enhanced-path="M 0 0 L 21600 0 21600 21600 0 21600 0 0 Z N"/>
          </draw:custom-shape>
          <draw:custom-shape draw:style-name="gr8" draw:text-style-name="P9" draw:id="id96" draw:layer="layout" svg:width="1.905cm" svg:height="0.695cm" svg:x="15cm" svg:y="17.147cm">
            <text:p text:style-name="P9">Real</text:p>
            <draw:enhanced-geometry svg:viewBox="0 0 21600 21600" draw:type="rectangle" draw:enhanced-path="M 0 0 L 21600 0 21600 21600 0 21600 0 0 Z N"/>
          </draw:custom-shape>
          <draw:connector draw:style-name="gr7" draw:text-style-name="P6" draw:layer="layout" svg:x1="14.565cm" svg:y1="16.579cm" svg:x2="15cm" svg:y2="16.594cm" draw:start-shape="id93" draw:start-glue-point="10" draw:end-shape="id95" draw:end-glue-point="3">
            <text:p text:style-name="P1"/>
          </draw:connector>
          <draw:connector draw:style-name="gr7" draw:text-style-name="P6" draw:layer="layout" svg:x1="14.565cm" svg:y1="17.489cm" svg:x2="15cm" svg:y2="17.494cm" draw:start-shape="id94" draw:start-glue-point="10" draw:end-shape="id96" draw:end-glue-point="3">
            <text:p text:style-name="P1"/>
          </draw:connector>
          <draw:custom-shape draw:style-name="gr15" draw:text-style-name="P9" draw:id="id97" draw:layer="layout" svg:width="3.175cm" svg:height="0.635cm" svg:x="13.906cm" svg:y="18.056cm">
            <text:p text:style-name="P9">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13.906cm" svg:y1="18.373cm" svg:x2="13.387cm" svg:y2="12.347cm" draw:start-shape="id97" draw:start-glue-point="3" draw:end-shape="id92" draw:end-glue-point="2">
            <text:p text:style-name="P1"/>
          </draw:connector>
          <draw:custom-shape draw:style-name="gr6" draw:text-style-name="P6" draw:id="id98" draw:layer="layout" svg:width="0.635cm" svg:height="0.635cm" svg:x="13.925cm" svg:y="12.976cm">
            <text:p text:style-name="P9">a</text:p>
            <draw:enhanced-geometry svg:viewBox="0 0 21600 21600" draw:glue-points="10800 0 3160 3160 0 10800 3160 18440 10800 21600 18440 18440 21600 10800 18440 3160" draw:text-areas="3200 3200 18400 18400" draw:type="ellipse"/>
          </draw:custom-shape>
          <draw:custom-shape draw:style-name="gr6" draw:text-style-name="P6" draw:id="id99" draw:layer="layout" svg:width="0.635cm" svg:height="0.635cm" svg:x="13.925cm" svg:y="13.886cm">
            <text:p text:style-name="P9">b</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13.387cm" svg:y1="12.347cm" svg:x2="13.925cm" svg:y2="13.293cm" draw:start-shape="id92" draw:start-glue-point="2" draw:end-shape="id98" draw:end-glue-point="6">
            <text:p text:style-name="P1"/>
          </draw:connector>
          <draw:connector draw:style-name="gr7" draw:text-style-name="P6" draw:layer="layout" svg:x1="13.387cm" svg:y1="12.347cm" svg:x2="13.925cm" svg:y2="14.203cm" draw:start-shape="id92" draw:start-glue-point="2" draw:end-shape="id99" draw:end-glue-point="6">
            <text:p text:style-name="P1"/>
          </draw:connector>
          <draw:custom-shape draw:style-name="gr8" draw:text-style-name="P9" draw:id="id100" draw:layer="layout" svg:width="1.905cm" svg:height="0.695cm" svg:x="14.995cm" svg:y="12.956cm">
            <text:p text:style-name="P9">Real</text:p>
            <draw:enhanced-geometry svg:viewBox="0 0 21600 21600" draw:type="rectangle" draw:enhanced-path="M 0 0 L 21600 0 21600 21600 0 21600 0 0 Z N"/>
          </draw:custom-shape>
          <draw:custom-shape draw:style-name="gr8" draw:text-style-name="P9" draw:id="id101" draw:layer="layout" svg:width="1.905cm" svg:height="0.695cm" svg:x="14.995cm" svg:y="13.861cm">
            <text:p text:style-name="P9">Real</text:p>
            <draw:enhanced-geometry svg:viewBox="0 0 21600 21600" draw:type="rectangle" draw:enhanced-path="M 0 0 L 21600 0 21600 21600 0 21600 0 0 Z N"/>
          </draw:custom-shape>
          <draw:connector draw:style-name="gr7" draw:text-style-name="P6" draw:layer="layout" svg:x1="14.56cm" svg:y1="13.293cm" svg:x2="14.995cm" svg:y2="13.303cm" draw:start-shape="id98" draw:start-glue-point="10" draw:end-shape="id100" draw:end-glue-point="3">
            <text:p text:style-name="P1"/>
          </draw:connector>
          <draw:connector draw:style-name="gr7" draw:text-style-name="P6" draw:layer="layout" svg:x1="14.56cm" svg:y1="14.203cm" svg:x2="14.995cm" svg:y2="14.208cm" draw:start-shape="id99" draw:start-glue-point="10" draw:end-shape="id101" draw:end-glue-point="3">
            <text:p text:style-name="P1"/>
          </draw:connector>
          <draw:custom-shape draw:style-name="gr15" draw:text-style-name="P9" draw:id="id102" draw:layer="layout" svg:width="3.175cm" svg:height="0.635cm" svg:x="14.007cm" svg:y="14.74cm">
            <text:p text:style-name="P9">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14.007cm" svg:y1="15.057cm" svg:x2="13.387cm" svg:y2="12.347cm" draw:start-shape="id102" draw:start-glue-point="3" draw:end-shape="id92" draw:end-glue-point="2">
            <text:p text:style-name="P1"/>
          </draw:connector>
          <draw:frame draw:style-name="gr12" draw:layer="layout" svg:width="6.107cm" svg:height="0.962cm" svg:x="18.34cm" svg:y="12.7cm">
            <draw:text-box>
              <text:p text:style-name="P1">interpret statements</text:p>
            </draw:text-box>
          </draw:frame>
          <draw:custom-shape draw:style-name="gr26" draw:text-style-name="P6" draw:layer="layout" svg:width="1.27cm" svg:height="1.27cm" svg:x="17.235cm" svg:y="12.55cm">
            <text:p text:style-name="P9">2</text:p>
            <draw:enhanced-geometry svg:viewBox="0 0 780 907" draw:type="non-primitive" draw:enhanced-path="M 390 0 L 492 276 780 228 594 457 780 679 492 631 390 907 288 631 0 679 186 457 0 228 288 276 390 0 Z N"/>
          </draw:custom-shape>
          <draw:custom-shape draw:style-name="gr13" draw:text-style-name="P6" draw:layer="layout" svg:width="0.635cm" svg:height="0.635cm" svg:x="17.553cm" svg:y="14.605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13" draw:text-style-name="P6" draw:layer="layout" svg:width="0.635cm" svg:height="0.635cm" svg:x="17.553cm" svg:y="13.9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13" draw:text-style-name="P6" draw:layer="layout" svg:width="0.635cm" svg:height="0.635cm" svg:x="17.553cm" svg:y="16.3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13" draw:text-style-name="P6" draw:layer="layout" svg:width="0.635cm" svg:height="0.635cm" svg:x="17.553cm" svg:y="17.1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13" draw:text-style-name="P6" draw:layer="layout" svg:width="0.635cm" svg:height="0.635cm" svg:x="17.553cm" svg:y="18.0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g>
        <draw:custom-shape draw:style-name="gr26" draw:text-style-name="P6" draw:layer="layout" svg:width="1.855cm" svg:height="1.905cm" svg:x="7.836cm" svg:y="12.211cm">
          <text:p text:style-name="P9">1.1</text:p>
          <draw:enhanced-geometry svg:viewBox="0 0 780 907" draw:type="non-primitive" draw:enhanced-path="M 390 0 L 492 276 780 228 594 457 780 679 492 631 390 907 288 631 0 679 186 457 0 228 288 276 390 0 Z N"/>
        </draw:custom-shape>
        <draw:custom-shape draw:style-name="gr26" draw:text-style-name="P6" draw:layer="layout" svg:width="1.855cm" svg:height="1.905cm" svg:x="7.837cm" svg:y="16.112cm">
          <text:p text:style-name="P9">1.2</text:p>
          <draw:enhanced-geometry svg:viewBox="0 0 780 907" draw:type="non-primitive" draw:enhanced-path="M 390 0 L 492 276 780 228 594 457 780 679 492 631 390 907 288 631 0 679 186 457 0 228 288 276 390 0 Z N"/>
        </draw:custom-shape>
        <draw:g>
          <draw:custom-shape draw:style-name="gr6" draw:text-style-name="P6" draw:id="id103" draw:layer="layout" svg:width="3.175cm" svg:height="1.27cm" svg:x="1.235cm" svg:y="2.641cm">
            <text:p text:style-name="P9">Program</text:p>
            <draw:enhanced-geometry svg:viewBox="0 0 21600 21600" draw:type="rectangle" draw:enhanced-path="M 0 0 L 21600 0 21600 21600 0 21600 0 0 Z N"/>
          </draw:custom-shape>
          <draw:connector draw:style-name="gr7" draw:text-style-name="P6" draw:layer="layout" svg:x1="1.235cm" svg:y1="3.276cm" svg:x2="0.643cm" svg:y2="20.806cm" draw:start-shape="id103" draw:start-glue-point="3">
            <text:p text:style-name="P1"/>
          </draw:connector>
          <draw:custom-shape draw:style-name="gr6" draw:text-style-name="P6" draw:id="id104" draw:layer="layout" svg:width="1.905cm" svg:height="0.695cm" svg:x="1.64cm" svg:y="8.661cm">
            <text:p text:style-name="P9">Foo</text:p>
            <draw:enhanced-geometry svg:viewBox="0 0 21600 21600" draw:type="rectangle" draw:enhanced-path="M 0 0 L 21600 0 21600 21600 0 21600 0 0 Z N"/>
          </draw:custom-shape>
          <draw:custom-shape draw:style-name="gr6" draw:text-style-name="P6" draw:id="id105" draw:layer="layout" svg:width="0.635cm" svg:height="0.635cm" svg:x="3.545cm" svg:y="9.591cm">
            <text:p text:style-name="P9">a</text:p>
            <draw:enhanced-geometry svg:viewBox="0 0 21600 21600" draw:glue-points="10800 0 3160 3160 0 10800 3160 18440 10800 21600 18440 18440 21600 10800 18440 3160" draw:text-areas="3200 3200 18400 18400" draw:type="ellipse"/>
          </draw:custom-shape>
          <draw:custom-shape draw:style-name="gr6" draw:text-style-name="P6" draw:id="id106" draw:layer="layout" svg:width="0.635cm" svg:height="0.635cm" svg:x="3.545cm" svg:y="10.501cm">
            <text:p text:style-name="P9">b</text:p>
            <draw:enhanced-geometry svg:viewBox="0 0 21600 21600" draw:glue-points="10800 0 3160 3160 0 10800 3160 18440 10800 21600 18440 18440 21600 10800 18440 3160" draw:text-areas="3200 3200 18400 18400" draw:type="ellipse"/>
          </draw:custom-shape>
          <draw:custom-shape draw:style-name="gr6" draw:text-style-name="P6" draw:id="id109" draw:layer="layout" svg:width="1.27cm" svg:height="0.635cm" svg:x="1.64cm" svg:y="5.716cm">
            <text:p text:style-name="P9">pi</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2.592cm" svg:y1="9.356cm" svg:x2="3.545cm" svg:y2="9.908cm" draw:start-shape="id104" draw:start-glue-point="2" draw:end-shape="id105" draw:end-glue-point="6">
            <text:p text:style-name="P1"/>
          </draw:connector>
          <draw:connector draw:style-name="gr7" draw:text-style-name="P6" draw:layer="layout" svg:x1="2.592cm" svg:y1="9.356cm" svg:x2="3.545cm" svg:y2="10.818cm" draw:start-shape="id104" draw:start-glue-point="2" draw:end-shape="id106" draw:end-glue-point="6">
            <text:p text:style-name="P1"/>
          </draw:connector>
          <draw:custom-shape draw:style-name="gr8" draw:text-style-name="P9" draw:layer="layout" svg:width="1.905cm" svg:height="0.695cm" svg:x="1.64cm" svg:y="4.486cm">
            <text:p text:style-name="P9">Real</text:p>
            <draw:enhanced-geometry svg:viewBox="0 0 21600 21600" draw:type="rectangle" draw:enhanced-path="M 0 0 L 21600 0 21600 21600 0 21600 0 0 Z N"/>
          </draw:custom-shape>
          <draw:custom-shape draw:style-name="gr8" draw:text-style-name="P9" draw:id="id107" draw:layer="layout" svg:width="1.905cm" svg:height="0.695cm" svg:x="4.615cm" svg:y="9.571cm">
            <text:p text:style-name="P9">Real</text:p>
            <draw:enhanced-geometry svg:viewBox="0 0 21600 21600" draw:type="rectangle" draw:enhanced-path="M 0 0 L 21600 0 21600 21600 0 21600 0 0 Z N"/>
          </draw:custom-shape>
          <draw:custom-shape draw:style-name="gr8" draw:text-style-name="P9" draw:id="id108" draw:layer="layout" svg:width="1.905cm" svg:height="0.695cm" svg:x="4.615cm" svg:y="10.476cm">
            <text:p text:style-name="P9">Real</text:p>
            <draw:enhanced-geometry svg:viewBox="0 0 21600 21600" draw:type="rectangle" draw:enhanced-path="M 0 0 L 21600 0 21600 21600 0 21600 0 0 Z N"/>
          </draw:custom-shape>
          <draw:connector draw:style-name="gr7" draw:text-style-name="P6" draw:layer="layout" svg:x1="4.18cm" svg:y1="9.908cm" svg:x2="4.615cm" svg:y2="9.918cm" draw:start-shape="id105" draw:start-glue-point="10" draw:end-shape="id107" draw:end-glue-point="3">
            <text:p text:style-name="P1"/>
          </draw:connector>
          <draw:connector draw:style-name="gr7" draw:text-style-name="P6" draw:layer="layout" svg:x1="4.18cm" svg:y1="10.818cm" svg:x2="4.615cm" svg:y2="10.823cm" draw:start-shape="id106" draw:start-glue-point="10" draw:end-shape="id108" draw:end-glue-point="3">
            <text:p text:style-name="P1"/>
          </draw:connector>
          <draw:custom-shape draw:style-name="gr8" draw:text-style-name="P9" draw:id="id110" draw:layer="layout" svg:width="1.905cm" svg:height="0.695cm" svg:x="3.28cm" svg:y="5.681cm">
            <text:p text:style-name="P9">Real</text:p>
            <draw:enhanced-geometry svg:viewBox="0 0 21600 21600" draw:type="rectangle" draw:enhanced-path="M 0 0 L 21600 0 21600 21600 0 21600 0 0 Z N"/>
          </draw:custom-shape>
          <draw:connector draw:style-name="gr7" draw:text-style-name="P6" draw:layer="layout" svg:x1="2.91cm" svg:y1="6.033cm" svg:x2="3.28cm" svg:y2="6.028cm" draw:start-shape="id109" draw:start-glue-point="10" draw:end-shape="id110" draw:end-glue-point="3">
            <text:p text:style-name="P1"/>
          </draw:connector>
          <draw:custom-shape draw:style-name="gr6" draw:text-style-name="P6" draw:id="id111" draw:layer="layout" svg:width="1.905cm" svg:height="0.695cm" svg:x="1.62cm" svg:y="11.626cm">
            <text:p text:style-name="P9">Bar1</text:p>
            <draw:enhanced-geometry svg:viewBox="0 0 21600 21600" draw:type="rectangle" draw:enhanced-path="M 0 0 L 21600 0 21600 21600 0 21600 0 0 Z N"/>
          </draw:custom-shape>
          <draw:custom-shape draw:style-name="gr6" draw:text-style-name="P6" draw:id="id112" draw:layer="layout" svg:width="0.635cm" svg:height="0.635cm" svg:x="3.525cm" svg:y="12.556cm">
            <text:p text:style-name="P9">a</text:p>
            <draw:enhanced-geometry svg:viewBox="0 0 21600 21600" draw:glue-points="10800 0 3160 3160 0 10800 3160 18440 10800 21600 18440 18440 21600 10800 18440 3160" draw:text-areas="3200 3200 18400 18400" draw:type="ellipse"/>
          </draw:custom-shape>
          <draw:custom-shape draw:style-name="gr6" draw:text-style-name="P6" draw:id="id113" draw:layer="layout" svg:width="0.635cm" svg:height="0.635cm" svg:x="3.525cm" svg:y="13.466cm">
            <text:p text:style-name="P9">b</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2.572cm" svg:y1="12.321cm" svg:x2="3.525cm" svg:y2="12.873cm" draw:start-shape="id111" draw:start-glue-point="2" draw:end-shape="id112" draw:end-glue-point="6">
            <text:p text:style-name="P1"/>
          </draw:connector>
          <draw:connector draw:style-name="gr7" draw:text-style-name="P6" draw:layer="layout" svg:x1="2.572cm" svg:y1="12.321cm" svg:x2="3.525cm" svg:y2="13.783cm" draw:start-shape="id111" draw:start-glue-point="2" draw:end-shape="id113" draw:end-glue-point="6">
            <text:p text:style-name="P1"/>
          </draw:connector>
          <draw:custom-shape draw:style-name="gr8" draw:text-style-name="P9" draw:id="id114" draw:layer="layout" svg:width="1.905cm" svg:height="0.695cm" svg:x="4.595cm" svg:y="12.536cm">
            <text:p text:style-name="P9">Real</text:p>
            <draw:enhanced-geometry svg:viewBox="0 0 21600 21600" draw:type="rectangle" draw:enhanced-path="M 0 0 L 21600 0 21600 21600 0 21600 0 0 Z N"/>
          </draw:custom-shape>
          <draw:custom-shape draw:style-name="gr8" draw:text-style-name="P9" draw:id="id115" draw:layer="layout" svg:width="1.905cm" svg:height="0.695cm" svg:x="4.595cm" svg:y="13.441cm">
            <text:p text:style-name="P9">Real</text:p>
            <draw:enhanced-geometry svg:viewBox="0 0 21600 21600" draw:type="rectangle" draw:enhanced-path="M 0 0 L 21600 0 21600 21600 0 21600 0 0 Z N"/>
          </draw:custom-shape>
          <draw:connector draw:style-name="gr7" draw:text-style-name="P6" draw:layer="layout" svg:x1="4.16cm" svg:y1="12.873cm" svg:x2="4.595cm" svg:y2="12.883cm" draw:start-shape="id112" draw:start-glue-point="10" draw:end-shape="id114" draw:end-glue-point="3">
            <text:p text:style-name="P1"/>
          </draw:connector>
          <draw:connector draw:style-name="gr7" draw:text-style-name="P6" draw:layer="layout" svg:x1="4.16cm" svg:y1="13.783cm" svg:x2="4.595cm" svg:y2="13.788cm" draw:start-shape="id113" draw:start-glue-point="10" draw:end-shape="id115" draw:end-glue-point="3">
            <text:p text:style-name="P1"/>
          </draw:connector>
          <draw:custom-shape draw:style-name="gr6" draw:text-style-name="P6" draw:id="id116" draw:layer="layout" svg:width="3.925cm" svg:height="0.695cm" svg:x="1.625cm" svg:y="15.531cm">
            <text:p text:style-name="P9">Bar2 (Bar1)</text:p>
            <draw:enhanced-geometry svg:viewBox="0 0 21600 21600" draw:type="rectangle" draw:enhanced-path="M 0 0 L 21600 0 21600 21600 0 21600 0 0 Z N"/>
          </draw:custom-shape>
          <draw:custom-shape draw:style-name="gr6" draw:text-style-name="P6" draw:id="id117" draw:layer="layout" svg:width="0.635cm" svg:height="0.635cm" svg:x="4.13cm" svg:y="16.461cm">
            <text:p text:style-name="P9">c</text:p>
            <draw:enhanced-geometry svg:viewBox="0 0 21600 21600" draw:glue-points="10800 0 3160 3160 0 10800 3160 18440 10800 21600 18440 18440 21600 10800 18440 3160" draw:text-areas="3200 3200 18400 18400" draw:type="ellipse"/>
          </draw:custom-shape>
          <draw:custom-shape draw:style-name="gr6" draw:text-style-name="P6" draw:id="id118" draw:layer="layout" svg:width="0.635cm" svg:height="0.635cm" svg:x="4.13cm" svg:y="17.371cm">
            <text:p text:style-name="P9">d</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3.587cm" svg:y1="16.226cm" svg:x2="4.13cm" svg:y2="16.778cm" draw:start-shape="id116" draw:start-glue-point="2" draw:end-shape="id117" draw:end-glue-point="6">
            <text:p text:style-name="P1"/>
          </draw:connector>
          <draw:connector draw:style-name="gr7" draw:text-style-name="P6" draw:layer="layout" svg:x1="3.587cm" svg:y1="16.226cm" svg:x2="4.13cm" svg:y2="17.688cm" draw:start-shape="id116" draw:start-glue-point="2" draw:end-shape="id118" draw:end-glue-point="6">
            <text:p text:style-name="P1"/>
          </draw:connector>
          <draw:custom-shape draw:style-name="gr6" draw:text-style-name="P6" draw:id="id119" draw:layer="layout" svg:width="1.905cm" svg:height="0.695cm" svg:x="5.2cm" svg:y="16.446cm">
            <text:p text:style-name="P9">Foo</text:p>
            <draw:enhanced-geometry svg:viewBox="0 0 21600 21600" draw:type="rectangle" draw:enhanced-path="M 0 0 L 21600 0 21600 21600 0 21600 0 0 Z N"/>
          </draw:custom-shape>
          <draw:custom-shape draw:style-name="gr8" draw:text-style-name="P9" draw:id="id120" draw:layer="layout" svg:width="1.905cm" svg:height="0.695cm" svg:x="5.2cm" svg:y="17.346cm">
            <text:p text:style-name="P9">Real</text:p>
            <draw:enhanced-geometry svg:viewBox="0 0 21600 21600" draw:type="rectangle" draw:enhanced-path="M 0 0 L 21600 0 21600 21600 0 21600 0 0 Z N"/>
          </draw:custom-shape>
          <draw:connector draw:style-name="gr7" draw:text-style-name="P6" draw:layer="layout" svg:x1="4.765cm" svg:y1="16.778cm" svg:x2="5.2cm" svg:y2="16.793cm" draw:start-shape="id117" draw:start-glue-point="10" draw:end-shape="id119" draw:end-glue-point="3">
            <text:p text:style-name="P1"/>
          </draw:connector>
          <draw:connector draw:style-name="gr7" draw:text-style-name="P6" draw:layer="layout" svg:x1="4.765cm" svg:y1="17.688cm" svg:x2="5.2cm" svg:y2="17.693cm" draw:start-shape="id118" draw:start-glue-point="10" draw:end-shape="id120" draw:end-glue-point="3">
            <text:p text:style-name="P1"/>
          </draw:connector>
          <draw:connector draw:style-name="gr27" draw:text-style-name="P6" draw:layer="layout" draw:type="curve" draw:line-skew="-0.597cm" svg:x1="1.625cm" svg:y1="15.878cm" svg:x2="1.62cm" svg:y2="11.973cm" draw:start-shape="id116" draw:start-glue-point="3" draw:end-shape="id111" draw:end-glue-point="3">
            <text:p text:style-name="P1"/>
          </draw:connector>
          <draw:custom-shape draw:style-name="gr15" draw:text-style-name="P9" draw:id="id121" draw:layer="layout" svg:width="3.175cm" svg:height="0.635cm" svg:x="4.106cm" svg:y="18.255cm">
            <text:p text:style-name="P9">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4.106cm" svg:y1="18.572cm" svg:x2="3.587cm" svg:y2="16.226cm" draw:start-shape="id121" draw:start-glue-point="3" draw:end-shape="id116" draw:end-glue-point="2">
            <text:p text:style-name="P1"/>
          </draw:connector>
          <draw:custom-shape draw:style-name="gr15" draw:text-style-name="P9" draw:id="id122" draw:layer="layout" svg:width="3.175cm" svg:height="0.635cm" svg:x="3.607cm" svg:y="14.32cm">
            <text:p text:style-name="P9">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3.607cm" svg:y1="14.637cm" svg:x2="2.572cm" svg:y2="12.321cm" draw:start-shape="id122" draw:start-glue-point="3" draw:end-shape="id111" draw:end-glue-point="2">
            <text:p text:style-name="P1"/>
          </draw:connector>
          <draw:custom-shape draw:style-name="gr26" draw:text-style-name="P6" draw:layer="layout" svg:width="1.27cm" svg:height="1.27cm" svg:x="6.635cm" svg:y="19.45cm">
            <text:p text:style-name="P9">0</text:p>
            <draw:enhanced-geometry svg:viewBox="0 0 780 907" draw:type="non-primitive" draw:enhanced-path="M 390 0 L 492 276 780 228 594 457 780 679 492 631 390 907 288 631 0 679 186 457 0 228 288 276 390 0 Z N"/>
          </draw:custom-shape>
          <draw:custom-shape draw:style-name="gr15" draw:text-style-name="P9" draw:layer="layout" svg:width="4.932cm" svg:height="0.635cm" svg:x="1.608cm" svg:y="19.802cm">
            <text:p text:style-name="P9">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9" draw:id="id123" draw:layer="layout" svg:width="3.321cm" svg:height="0.635cm" svg:x="5.51cm" svg:y="5.72cm">
            <text:p text:style-name="P9">=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5.51cm" svg:y1="6.037cm" svg:x2="5.185cm" svg:y2="6.028cm" draw:start-shape="id123" draw:start-glue-point="3" draw:end-shape="id110" draw:end-glue-point="1">
            <text:p text:style-name="P1"/>
          </draw:connector>
        </draw:g>
        <draw:g>
          <draw:custom-shape draw:style-name="gr28" draw:text-style-name="P6" draw:layer="layout" svg:width="17.7cm" svg:height="8.197cm" svg:x="9.67cm" svg:y="2.765cm">
            <text:p text:style-name="P1"/>
            <draw:enhanced-geometry svg:viewBox="0 0 21600 21600" draw:type="rectangle" draw:enhanced-path="M 0 0 L 21600 0 21600 21600 0 21600 0 0 Z N"/>
          </draw:custom-shape>
          <draw:custom-shape draw:style-name="gr14" draw:text-style-name="P6" draw:layer="layout" svg:width="8.039cm" svg:height="3.046cm" svg:x="15.95cm" svg:y="6.389cm">
            <text:p text:style-name="P1"/>
            <draw:enhanced-geometry svg:viewBox="0 0 21600 21600" draw:type="rectangle" draw:enhanced-path="M 0 0 L 21600 0 21600 21600 0 21600 0 0 Z N"/>
          </draw:custom-shape>
          <draw:custom-shape draw:style-name="gr6" draw:text-style-name="P6" draw:id="id124" draw:layer="layout" svg:width="3.925cm" svg:height="0.695cm" svg:x="10.125cm" svg:y="3.153cm">
            <text:p text:style-name="P9">Bar2 (Bar1)</text:p>
            <draw:enhanced-geometry svg:viewBox="0 0 21600 21600" draw:type="rectangle" draw:enhanced-path="M 0 0 L 21600 0 21600 21600 0 21600 0 0 Z N"/>
          </draw:custom-shape>
          <draw:custom-shape draw:style-name="gr6" draw:text-style-name="P6" draw:id="id125" draw:layer="layout" svg:width="0.635cm" svg:height="0.635cm" svg:x="12.63cm" svg:y="6.663cm">
            <text:p text:style-name="P9">c</text:p>
            <draw:enhanced-geometry svg:viewBox="0 0 21600 21600" draw:glue-points="10800 0 3160 3160 0 10800 3160 18440 10800 21600 18440 18440 21600 10800 18440 3160" draw:text-areas="3200 3200 18400 18400" draw:type="ellipse"/>
          </draw:custom-shape>
          <draw:custom-shape draw:style-name="gr6" draw:text-style-name="P6" draw:id="id126" draw:layer="layout" svg:width="0.635cm" svg:height="0.635cm" svg:x="12.63cm" svg:y="9.873cm">
            <text:p text:style-name="P9">d</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12.087cm" svg:y1="3.848cm" svg:x2="12.63cm" svg:y2="6.98cm" draw:start-shape="id124" draw:start-glue-point="2" draw:end-shape="id125" draw:end-glue-point="6">
            <text:p text:style-name="P1"/>
          </draw:connector>
          <draw:connector draw:style-name="gr7" draw:text-style-name="P6" draw:layer="layout" svg:x1="12.087cm" svg:y1="3.848cm" svg:x2="12.63cm" svg:y2="10.19cm" draw:start-shape="id124" draw:start-glue-point="2" draw:end-shape="id126" draw:end-glue-point="6">
            <text:p text:style-name="P1"/>
          </draw:connector>
          <draw:custom-shape draw:style-name="gr6" draw:text-style-name="P6" draw:id="id127" draw:layer="layout" svg:width="1.905cm" svg:height="0.695cm" svg:x="13.7cm" svg:y="6.648cm">
            <text:p text:style-name="P9">Foo</text:p>
            <draw:enhanced-geometry svg:viewBox="0 0 21600 21600" draw:type="rectangle" draw:enhanced-path="M 0 0 L 21600 0 21600 21600 0 21600 0 0 Z N"/>
          </draw:custom-shape>
          <draw:custom-shape draw:style-name="gr8" draw:text-style-name="P9" draw:id="id128" draw:layer="layout" svg:width="1.905cm" svg:height="0.695cm" svg:x="13.7cm" svg:y="9.848cm">
            <text:p text:style-name="P9">Real</text:p>
            <draw:enhanced-geometry svg:viewBox="0 0 21600 21600" draw:type="rectangle" draw:enhanced-path="M 0 0 L 21600 0 21600 21600 0 21600 0 0 Z N"/>
          </draw:custom-shape>
          <draw:connector draw:style-name="gr7" draw:text-style-name="P6" draw:layer="layout" svg:x1="13.265cm" svg:y1="6.98cm" svg:x2="13.7cm" svg:y2="6.995cm" draw:start-shape="id125" draw:start-glue-point="10" draw:end-shape="id127" draw:end-glue-point="3">
            <text:p text:style-name="P1"/>
          </draw:connector>
          <draw:connector draw:style-name="gr7" draw:text-style-name="P6" draw:layer="layout" svg:x1="13.265cm" svg:y1="10.19cm" svg:x2="13.7cm" svg:y2="10.195cm" draw:start-shape="id126" draw:start-glue-point="10" draw:end-shape="id128" draw:end-glue-point="3">
            <text:p text:style-name="P1"/>
          </draw:connector>
          <draw:custom-shape draw:style-name="gr6" draw:text-style-name="P6" draw:id="id129" draw:layer="layout" svg:width="0.635cm" svg:height="0.635cm" svg:x="12.625cm" svg:y="4.477cm">
            <text:p text:style-name="P9">a</text:p>
            <draw:enhanced-geometry svg:viewBox="0 0 21600 21600" draw:glue-points="10800 0 3160 3160 0 10800 3160 18440 10800 21600 18440 18440 21600 10800 18440 3160" draw:text-areas="3200 3200 18400 18400" draw:type="ellipse"/>
          </draw:custom-shape>
          <draw:custom-shape draw:style-name="gr6" draw:text-style-name="P6" draw:id="id130" draw:layer="layout" svg:width="0.635cm" svg:height="0.635cm" svg:x="12.625cm" svg:y="5.387cm">
            <text:p text:style-name="P9">b</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12.087cm" svg:y1="3.848cm" svg:x2="12.625cm" svg:y2="4.794cm" draw:start-shape="id124" draw:start-glue-point="2" draw:end-shape="id129" draw:end-glue-point="6">
            <text:p text:style-name="P1"/>
          </draw:connector>
          <draw:connector draw:style-name="gr7" draw:text-style-name="P6" draw:layer="layout" svg:x1="12.087cm" svg:y1="3.848cm" svg:x2="12.625cm" svg:y2="5.704cm" draw:start-shape="id124" draw:start-glue-point="2" draw:end-shape="id130" draw:end-glue-point="6">
            <text:p text:style-name="P1"/>
          </draw:connector>
          <draw:custom-shape draw:style-name="gr8" draw:text-style-name="P9" draw:id="id131" draw:layer="layout" svg:width="1.905cm" svg:height="0.695cm" svg:x="13.695cm" svg:y="4.453cm">
            <text:p text:style-name="P9">Real</text:p>
            <draw:enhanced-geometry svg:viewBox="0 0 21600 21600" draw:type="rectangle" draw:enhanced-path="M 0 0 L 21600 0 21600 21600 0 21600 0 0 Z N"/>
          </draw:custom-shape>
          <draw:custom-shape draw:style-name="gr8" draw:text-style-name="P9" draw:id="id132" draw:layer="layout" svg:width="1.905cm" svg:height="0.695cm" svg:x="13.695cm" svg:y="5.362cm">
            <text:p text:style-name="P9">Real</text:p>
            <draw:enhanced-geometry svg:viewBox="0 0 21600 21600" draw:type="rectangle" draw:enhanced-path="M 0 0 L 21600 0 21600 21600 0 21600 0 0 Z N"/>
          </draw:custom-shape>
          <draw:connector draw:style-name="gr7" draw:text-style-name="P6" draw:layer="layout" svg:x1="13.26cm" svg:y1="4.794cm" svg:x2="13.695cm" svg:y2="4.8cm" draw:start-shape="id129" draw:start-glue-point="10" draw:end-shape="id131" draw:end-glue-point="3">
            <text:p text:style-name="P1"/>
          </draw:connector>
          <draw:connector draw:style-name="gr7" draw:text-style-name="P6" draw:layer="layout" svg:x1="13.26cm" svg:y1="5.704cm" svg:x2="13.695cm" svg:y2="5.709cm" draw:start-shape="id130" draw:start-glue-point="10" draw:end-shape="id132" draw:end-glue-point="3">
            <text:p text:style-name="P1"/>
          </draw:connector>
          <draw:custom-shape draw:style-name="gr8" draw:text-style-name="P9" draw:id="id133" draw:layer="layout" svg:width="1.905cm" svg:height="0.695cm" svg:x="16.196cm" svg:y="4.454cm">
            <text:p text:style-name="P9">Real</text:p>
            <draw:enhanced-geometry svg:viewBox="0 0 21600 21600" draw:type="rectangle" draw:enhanced-path="M 0 0 L 21600 0 21600 21600 0 21600 0 0 Z N"/>
          </draw:custom-shape>
          <draw:custom-shape draw:style-name="gr8" draw:text-style-name="P9" draw:id="id134" draw:layer="layout" svg:width="1.905cm" svg:height="0.695cm" svg:x="16.197cm" svg:y="5.359cm">
            <text:p text:style-name="P9">Real</text:p>
            <draw:enhanced-geometry svg:viewBox="0 0 21600 21600" draw:type="rectangle" draw:enhanced-path="M 0 0 L 21600 0 21600 21600 0 21600 0 0 Z N"/>
          </draw:custom-shape>
          <draw:custom-shape draw:style-name="gr8" draw:text-style-name="P9" draw:id="id135" draw:layer="layout" svg:width="1.905cm" svg:height="0.695cm" svg:x="16.198cm" svg:y="9.842cm">
            <text:p text:style-name="P9">Real</text:p>
            <draw:enhanced-geometry svg:viewBox="0 0 21600 21600" draw:type="rectangle" draw:enhanced-path="M 0 0 L 21600 0 21600 21600 0 21600 0 0 Z N"/>
          </draw:custom-shape>
          <draw:connector draw:style-name="gr7" draw:text-style-name="P6" draw:layer="layout" svg:x1="15.6cm" svg:y1="4.8cm" svg:x2="16.196cm" svg:y2="4.801cm" draw:start-shape="id131" draw:start-glue-point="1" draw:end-shape="id133" draw:end-glue-point="3">
            <text:p text:style-name="P1"/>
          </draw:connector>
          <draw:connector draw:style-name="gr7" draw:text-style-name="P6" draw:layer="layout" svg:x1="15.6cm" svg:y1="5.709cm" svg:x2="16.197cm" svg:y2="5.706cm" draw:start-shape="id132" draw:start-glue-point="1" draw:end-shape="id134" draw:end-glue-point="3">
            <text:p text:style-name="P1"/>
          </draw:connector>
          <draw:connector draw:style-name="gr7" draw:text-style-name="P6" draw:layer="layout" svg:x1="15.605cm" svg:y1="10.195cm" svg:x2="16.198cm" svg:y2="10.189cm" draw:start-shape="id128" draw:start-glue-point="1" draw:end-shape="id135" draw:end-glue-point="3">
            <text:p text:style-name="P1"/>
          </draw:connector>
          <draw:custom-shape draw:style-name="gr6" draw:text-style-name="P6" draw:id="id136" draw:layer="layout" svg:width="1.905cm" svg:height="0.695cm" svg:x="16.2cm" svg:y="6.661cm">
            <text:p text:style-name="P9">Foo</text:p>
            <draw:enhanced-geometry svg:viewBox="0 0 21600 21600" draw:type="rectangle" draw:enhanced-path="M 0 0 L 21600 0 21600 21600 0 21600 0 0 Z N"/>
          </draw:custom-shape>
          <draw:custom-shape draw:style-name="gr6" draw:text-style-name="P6" draw:id="id137" draw:layer="layout" svg:width="0.635cm" svg:height="0.635cm" svg:x="18.105cm" svg:y="7.591cm">
            <text:p text:style-name="P9">a</text:p>
            <draw:enhanced-geometry svg:viewBox="0 0 21600 21600" draw:glue-points="10800 0 3160 3160 0 10800 3160 18440 10800 21600 18440 18440 21600 10800 18440 3160" draw:text-areas="3200 3200 18400 18400" draw:type="ellipse"/>
          </draw:custom-shape>
          <draw:custom-shape draw:style-name="gr6" draw:text-style-name="P6" draw:id="id138" draw:layer="layout" svg:width="0.635cm" svg:height="0.635cm" svg:x="18.105cm" svg:y="8.501cm">
            <text:p text:style-name="P9">b</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17.152cm" svg:y1="7.356cm" svg:x2="18.105cm" svg:y2="7.908cm" draw:start-shape="id136" draw:start-glue-point="2" draw:end-shape="id137" draw:end-glue-point="6">
            <text:p text:style-name="P1"/>
          </draw:connector>
          <draw:connector draw:style-name="gr7" draw:text-style-name="P6" draw:layer="layout" svg:x1="17.152cm" svg:y1="7.356cm" svg:x2="18.105cm" svg:y2="8.818cm" draw:start-shape="id136" draw:start-glue-point="2" draw:end-shape="id138" draw:end-glue-point="6">
            <text:p text:style-name="P1"/>
          </draw:connector>
          <draw:custom-shape draw:style-name="gr8" draw:text-style-name="P9" draw:id="id139" draw:layer="layout" svg:width="1.905cm" svg:height="0.695cm" svg:x="19.175cm" svg:y="7.571cm">
            <text:p text:style-name="P9">Real</text:p>
            <draw:enhanced-geometry svg:viewBox="0 0 21600 21600" draw:type="rectangle" draw:enhanced-path="M 0 0 L 21600 0 21600 21600 0 21600 0 0 Z N"/>
          </draw:custom-shape>
          <draw:custom-shape draw:style-name="gr8" draw:text-style-name="P9" draw:id="id140" draw:layer="layout" svg:width="1.905cm" svg:height="0.695cm" svg:x="19.175cm" svg:y="8.476cm">
            <text:p text:style-name="P9">Real</text:p>
            <draw:enhanced-geometry svg:viewBox="0 0 21600 21600" draw:type="rectangle" draw:enhanced-path="M 0 0 L 21600 0 21600 21600 0 21600 0 0 Z N"/>
          </draw:custom-shape>
          <draw:connector draw:style-name="gr7" draw:text-style-name="P6" draw:layer="layout" svg:x1="18.74cm" svg:y1="7.908cm" svg:x2="19.175cm" svg:y2="7.918cm" draw:start-shape="id137" draw:start-glue-point="10" draw:end-shape="id139" draw:end-glue-point="3">
            <text:p text:style-name="P1"/>
          </draw:connector>
          <draw:connector draw:style-name="gr7" draw:text-style-name="P6" draw:layer="layout" svg:x1="18.74cm" svg:y1="8.818cm" svg:x2="19.175cm" svg:y2="8.823cm" draw:start-shape="id138" draw:start-glue-point="10" draw:end-shape="id140" draw:end-glue-point="3">
            <text:p text:style-name="P1"/>
          </draw:connector>
          <draw:connector draw:style-name="gr7" draw:text-style-name="P6" draw:layer="layout" svg:x1="15.605cm" svg:y1="6.995cm" svg:x2="16.2cm" svg:y2="7.008cm" draw:start-shape="id127" draw:start-glue-point="1" draw:end-shape="id136" draw:end-glue-point="3">
            <text:p text:style-name="P1"/>
          </draw:connector>
          <draw:custom-shape draw:style-name="gr15" draw:text-style-name="P9" draw:id="id141" draw:layer="layout" svg:width="2.157cm" svg:height="0.635cm" svg:x="18.608cm" svg:y="4.48cm">
            <text:p text:style-name="P9">=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18.101cm" svg:y1="4.801cm" svg:x2="18.608cm" svg:y2="4.797cm" draw:start-shape="id133" draw:start-glue-point="1" draw:end-shape="id141" draw:end-glue-point="3">
            <text:p text:style-name="P1"/>
          </draw:connector>
          <draw:custom-shape draw:style-name="gr15" draw:text-style-name="P9" draw:id="id142" draw:layer="layout" svg:width="2.157cm" svg:height="0.635cm" svg:x="21.508cm" svg:y="7.599cm">
            <text:p text:style-name="P9">=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21.08cm" svg:y1="7.918cm" svg:x2="21.508cm" svg:y2="7.916cm" draw:start-shape="id139" draw:start-glue-point="1" draw:end-shape="id142" draw:end-glue-point="3">
            <text:p text:style-name="P1"/>
          </draw:connector>
          <draw:frame draw:style-name="gr29" draw:text-style-name="P1" draw:layer="layout" svg:width="4.58cm" svg:height="1.705cm" svg:x="22.955cm" svg:y="3.975cm">
            <draw:text-box>
              <text:p text:style-name="P1">Attach values to constants</text:p>
            </draw:text-box>
          </draw:frame>
          <draw:custom-shape draw:style-name="gr26" draw:text-style-name="P6" draw:layer="layout" svg:width="1.855cm" svg:height="1.905cm" svg:x="21.136cm" svg:y="3.811cm">
            <text:p text:style-name="P9">2.3</text:p>
            <draw:enhanced-geometry svg:viewBox="0 0 780 907" draw:type="non-primitive" draw:enhanced-path="M 390 0 L 492 276 780 228 594 457 780 679 492 631 390 907 288 631 0 679 186 457 0 228 288 276 390 0 Z N"/>
          </draw:custom-shape>
          <draw:frame draw:style-name="gr12" draw:layer="layout" svg:width="9.028cm" svg:height="0.962cm" svg:x="13.94cm" svg:y="1.84cm">
            <draw:text-box>
              <text:p text:style-name="P1">Tree for one simulation object.</text:p>
            </draw:text-box>
          </draw:frame>
        </draw:g>
        <presentation:notes draw:style-name="dp2">
          <draw:page-thumbnail draw:style-name="gr2" draw:layer="layout" svg:width="13.968cm" svg:height="10.476cm" svg:x="3.81cm" svg:y="2.123cm" draw:page-number="9" presentation:class="page"/>
          <draw:frame presentation:style-name="pr3" draw:text-style-name="P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9">
        <draw:frame presentation:style-name="pr1" draw:text-style-name="P1" draw:layer="layout" svg:width="25.199cm" svg:height="3.256cm" svg:x="1.4cm" svg:y="0.962cm" presentation:class="title" presentation:user-transformed="true">
          <draw:text-box>
            <text:p text:style-name="P1">Collect Inherited Attributes</text:p>
          </draw:text-box>
        </draw:frame>
        <draw:frame draw:style-name="gr1" draw:text-style-name="P1" draw:layer="layout" svg:width="26.67cm" svg:height="1.673cm" svg:x="0.635cm" svg:y="4.445cm">
          <draw:text-box>
            <text:p text:style-name="P1">Create an augmented AST where each object contains all inherited data and all inherited methods???</text:p>
          </draw:text-box>
        </draw:frame>
        <draw:frame draw:style-name="gr30" draw:text-style-name="P4" draw:layer="layout" svg:width="26.67cm" svg:height="8.783cm" svg:x="0.635cm" svg:y="10.655cm">
          <draw:text-box>
            <text:list text:style-name="L2">
              <text:list-item>
                <text:p text:style-name="P4">Collect inherited data.</text:p>
              </text:list-item>
            </text:list>
            <text:list text:style-name="L2">
              <text:list-item>
                <text:list>
                  <text:list-item>
                    <text:p text:style-name="P5">Data can not be overloaded or overridden: Giving a data attribute the same name like an inherited attribute is an error. (The error is shown in the child class.)</text:p>
                  </text:list-item>
                </text:list>
              </text:list-item>
            </text:list>
            <text:list text:style-name="L2">
              <text:list-item>
                <text:p text:style-name="P4">Collect inherited methods.</text:p>
              </text:list-item>
            </text:list>
            <text:list text:style-name="L2">
              <text:list-item>
                <text:list>
                  <text:list-item>
                    <text:p text:style-name="P5">Methods can be overridden: When a parent class and a child class use the same name for a method, the parent class' method becomes invisible and must be called with the full name.</text:p>
                  </text:list-item>
                </text:list>
              </text:list-item>
            </text:list>
            <text:list text:style-name="L2">
              <text:list-item>
                <text:list>
                  <text:list-item>
                    <text:p text:style-name="P5">Overloading (method selection based on different argument types) (like C++ or Java) are future extensions.</text:p>
                  </text:list-item>
                </text:list>
              </text:list-item>
            </text:list>
            <text:list text:style-name="L2">
              <text:list-item>
                <text:list>
                  <text:list-item>
                    <text:p text:style-name="P5">Creation of “this” argument. Adding correct type specifier for future extension. </text:p>
                  </text:list-item>
                </text:list>
              </text:list-item>
            </text:list>
            <text:list text:style-name="L2">
              <text:list-item>
                <text:p text:style-name="P4">Intelligent clustering of data may give the ability to keep non static functions separate. (Contrary to inlining every function which is straight forward with flattening)</text:p>
              </text:list-item>
            </text:list>
          </draw:text-box>
        </draw:frame>
        <draw:frame draw:style-name="gr31" draw:text-style-name="P1" draw:layer="layout" svg:width="26.67cm" svg:height="2.384cm" svg:x="0.635cm" svg:y="6.35cm">
          <draw:text-box>
            <text:list text:style-name="L1">
              <text:list-item>
                <text:p text:style-name="P1">Terminology for multiple methods with the same name: </text:p>
              </text:list-item>
            </text:list>
            <text:list text:style-name="L1">
              <text:list-item>
                <text:p text:style-name="P4">Overloading: Different methods are selected based on type and number of parameters.</text:p>
              </text:list-item>
            </text:list>
            <text:list text:style-name="L1">
              <text:list-item>
                <text:p text:style-name="P4">Overriding: Other methods of the same name become invisible.</text:p>
              </text:list-item>
            </text:list>
          </draw:text-box>
        </draw:frame>
        <presentation:notes draw:style-name="dp2">
          <draw:page-thumbnail draw:style-name="gr2" draw:layer="layout" svg:width="13.968cm" svg:height="10.476cm" svg:x="3.81cm" svg:y="2.123cm" draw:page-number="10" presentation:class="page"/>
          <draw:frame presentation:style-name="pr3" draw:text-style-name="P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9">
        <draw:frame presentation:style-name="pr1" draw:text-style-name="P15" draw:layer="layout" svg:width="25.199cm" svg:height="3.473cm" svg:x="1.4cm" svg:y="0.854cm" presentation:class="title" presentation:user-transformed="true">
          <draw:text-box>
            <text:p text:style-name="P14"><text:span text:style-name="T5">Collect Attributes of Submodels Recursively</text:span></text:p>
          </draw:text-box>
        </draw:frame>
        <presentation:notes draw:style-name="dp2">
          <draw:page-thumbnail draw:style-name="gr2" draw:layer="layout" svg:width="13.968cm" svg:height="10.476cm" svg:x="3.81cm" svg:y="2.123cm" draw:page-number="11" presentation:class="page"/>
          <draw:frame presentation:style-name="pr3" draw:text-style-name="P3"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draw:frame presentation:style-name="pr1" draw:text-style-name="P1" draw:layer="layout" svg:width="25.199cm" svg:height="3.256cm" svg:x="1.4cm" svg:y="0.962cm" presentation:class="title">
          <draw:text-box>
            <text:p text:style-name="P1">The Flattening Process</text:p>
          </draw:text-box>
        </draw:frame>
        <draw:frame draw:style-name="gr1" draw:text-style-name="P4" draw:layer="layout" svg:width="26.67cm" svg:height="2.384cm" svg:x="0.635cm" svg:y="10.16cm">
          <draw:text-box>
            <text:list text:style-name="L1">
              <text:list-item>
                <text:p text:style-name="P4">Flatten the tree structure</text:p>
              </text:list-item>
            </text:list>
            <text:list text:style-name="L1">
              <text:list-item>
                <text:p text:style-name="P4">Inline all code, and make it use the right data. </text:p>
              </text:list-item>
            </text:list>
            <text:list text:style-name="L1">
              <text:list-item>
                <text:p text:style-name="P4">Collect global data and functions. </text:p>
              </text:list-item>
            </text:list>
          </draw:text-box>
        </draw:frame>
        <draw:frame draw:style-name="gr1" draw:text-style-name="P1" draw:layer="layout" svg:width="24.13cm" svg:height="0.962cm" svg:x="1.905cm" svg:y="14.605cm">
          <draw:text-box>
            <text:list text:style-name="L1">
              <text:list-item>
                <text:p text:style-name="P4">Create instances of all entities. </text:p>
              </text:list-item>
            </text:list>
          </draw:text-box>
        </draw:frame>
        <presentation:notes draw:style-name="dp2">
          <draw:page-thumbnail draw:style-name="gr2" draw:layer="layout" svg:width="13.968cm" svg:height="10.476cm" svg:x="3.81cm" svg:y="2.123cm" draw:page-number="12" presentation:class="page"/>
          <draw:frame presentation:style-name="pr3" draw:text-style-name="P3"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9">
        <draw:frame presentation:style-name="pr1" draw:text-style-name="P1" draw:layer="layout" svg:width="25.199cm" svg:height="3.256cm" svg:x="1.4cm" svg:y="0.962cm" presentation:class="title">
          <draw:text-box>
            <text:p text:style-name="P1">Flattening Data</text:p>
          </draw:text-box>
        </draw:frame>
        <presentation:notes draw:style-name="dp2">
          <draw:page-thumbnail draw:style-name="gr2" draw:layer="layout" svg:width="13.968cm" svg:height="10.476cm" svg:x="3.81cm" svg:y="2.123cm" draw:page-number="13" presentation:class="page"/>
          <draw:frame presentation:style-name="pr3" draw:text-style-name="P3"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9">
        <draw:frame presentation:style-name="pr1" draw:text-style-name="P1" draw:layer="layout" svg:width="25.199cm" svg:height="3.256cm" svg:x="1.4cm" svg:y="0.962cm" presentation:class="title">
          <draw:text-box>
            <text:p text:style-name="P1">Flattening Functions</text:p>
          </draw:text-box>
        </draw:frame>
        <presentation:notes draw:style-name="dp2">
          <draw:page-thumbnail draw:style-name="gr2" draw:layer="layout" svg:width="13.968cm" svg:height="10.476cm" svg:x="3.81cm" svg:y="2.123cm" draw:page-number="14" presentation:class="page"/>
          <draw:frame presentation:style-name="pr3" draw:text-style-name="P3"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9">
        <draw:frame presentation:style-name="pr1" draw:text-style-name="P1" draw:layer="layout" svg:width="25.199cm" svg:height="3.473cm" svg:x="1.4cm" svg:y="0.854cm" presentation:class="title" presentation:user-transformed="true">
          <draw:text-box>
            <text:p text:style-name="P1">Computing Constants<text:line-break/>Partial Differential Equations</text:p>
          </draw:text-box>
        </draw:frame>
        <draw:frame draw:style-name="gr32" draw:text-style-name="P4" draw:layer="layout" svg:width="26.641cm" svg:height="3.096cm" svg:x="0.751cm" svg:y="8.955cm">
          <draw:text-box>
            <text:list text:style-name="L1">
              <text:list-item>
                <text:p text:style-name="P4">Special handling of constant setup code. (separate function?)</text:p>
              </text:list-item>
            </text:list>
            <text:list text:style-name="L1">
              <text:list-item>
                <text:p text:style-name="P8"/>
              </text:list-item>
            </text:list>
            <text:list text:style-name="L1">
              <text:list-item>
                <text:p text:style-name="P4"/>
              </text:list-item>
            </text:list>
          </draw:text-box>
        </draw:frame>
        <presentation:notes draw:style-name="dp2">
          <draw:page-thumbnail draw:style-name="gr2" draw:layer="layout" svg:width="13.968cm" svg:height="10.476cm" svg:x="3.81cm" svg:y="2.123cm" draw:page-number="15" presentation:class="page"/>
          <draw:frame presentation:style-name="pr3" draw:text-style-name="P3"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9">
        <draw:frame presentation:style-name="pr1" draw:text-style-name="P1" draw:layer="layout" svg:width="25.199cm" svg:height="3.256cm" svg:x="1.4cm" svg:y="0.962cm" presentation:class="title">
          <draw:text-box>
            <text:p text:style-name="P1">Reordering Equations</text:p>
          </draw:text-box>
        </draw:frame>
        <draw:frame draw:style-name="gr33" draw:text-style-name="P1" draw:layer="layout" svg:width="26.67cm" svg:height="6.35cm" svg:x="0.635cm" svg:y="5.715cm">
          <draw:text-box>
            <text:p text:style-name="P1">Without equation reordering it is necessary to call all code from the main function. With reordering it is possible to call functions in lower level objects implicitly, which will result in much more beautiful code (but with harder to understand details).</text:p>
          </draw:text-box>
        </draw:frame>
        <presentation:notes draw:style-name="dp2">
          <draw:page-thumbnail draw:style-name="gr2" draw:layer="layout" svg:width="13.968cm" svg:height="10.476cm" svg:x="3.81cm" svg:y="2.123cm" draw:page-number="16" presentation:class="page"/>
          <draw:frame presentation:style-name="pr3" draw:text-style-name="P3"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9">
        <draw:frame presentation:style-name="pr1" draw:text-style-name="P1" draw:layer="layout" svg:width="25.199cm" svg:height="3.256cm" svg:x="1.4cm" svg:y="0.962cm" presentation:class="title">
          <draw:text-box>
            <text:p text:style-name="P1">More</text:p>
          </draw:text-box>
        </draw:frame>
        <draw:frame draw:style-name="gr34" draw:text-style-name="P4" draw:layer="layout" svg:width="26.641cm" svg:height="1.674cm" svg:x="0.751cm" svg:y="8.103cm">
          <draw:text-box>
            <text:list text:style-name="L1">
              <text:list-item>
                <text:p text:style-name="P4">Partition data into state vector, differential (return) vector, and other data; that stays constant during the simulation (parameters, constants).</text:p>
              </text:list-item>
            </text:list>
          </draw:text-box>
        </draw:frame>
        <presentation:notes draw:style-name="dp2">
          <draw:page-thumbnail draw:style-name="gr2" draw:layer="layout" svg:width="13.968cm" svg:height="10.476cm" svg:x="3.81cm" svg:y="2.123cm" draw:page-number="17" presentation:class="page"/>
          <draw:frame presentation:style-name="pr3" draw:text-style-name="P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en" style:country-asian="US" style:font-family-complex="Arial" style:font-family-generic-complex="system" style:font-pitch-complex="variable" style:font-size-complex="24pt" style:language-complex="or"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initial-creator>Eike Welk</meta:initial-creator>
    <meta:creation-date>2008-05-04T16:50:35</meta:creation-date>
    <dc:creator>Eike Welk</dc:creator>
    <dc:date>2008-05-29T01:35:38</dc:date>
    <meta:printed-by>Eike Welk</meta:printed-by>
    <meta:print-date>2008-05-29T01:25:38</meta:print-date>
    <dc:language>en-US</dc:language>
    <meta:editing-cycles>66</meta:editing-cycles>
    <meta:editing-duration>P2DT8H38M9S</meta:editing-duration>
    <meta:user-defined meta:name="Info 1"/>
    <meta:user-defined meta:name="Info 2"/>
    <meta:user-defined meta:name="Info 3"/>
    <meta:user-defined meta:name="Info 4"/>
    <meta:document-statistic meta:object-count="429"/>
  </office:meta>
</office:document-meta>
</file>